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inherit" svg:font-family="inherit"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5.967cm" fo:margin-left="0cm" table:align="left"/>
    </style:style>
    <style:style style:name="Tableau1.A" style:family="table-column">
      <style:table-column-properties style:column-width="0.744cm"/>
    </style:style>
    <style:style style:name="Tableau1.B" style:family="table-column">
      <style:table-column-properties style:column-width="0.746cm"/>
    </style:style>
    <style:style style:name="Tableau1.A1" style:family="table-cell">
      <style:table-cell-properties fo:padding="0.176cm" fo:border="1pt solid #000000" style:writing-mode="lr-tb"/>
    </style:style>
    <style:style style:name="Tableau2" style:family="table">
      <style:table-properties style:width="5.967cm" fo:margin-left="0cm" table:align="left"/>
    </style:style>
    <style:style style:name="Tableau2.A" style:family="table-column">
      <style:table-column-properties style:column-width="0.744cm"/>
    </style:style>
    <style:style style:name="Tableau2.B" style:family="table-column">
      <style:table-column-properties style:column-width="0.746cm"/>
    </style:style>
    <style:style style:name="Tableau2.A1" style:family="table-cell">
      <style:table-cell-properties fo:padding="0.176cm" fo:border="1pt solid #000000" style:writing-mode="lr-tb"/>
    </style:style>
    <style:style style:name="Tableau3" style:family="table">
      <style:table-properties style:width="8.32cm" fo:margin-left="0cm" table:align="left"/>
    </style:style>
    <style:style style:name="Tableau3.A" style:family="table-column">
      <style:table-column-properties style:column-width="1.136cm"/>
    </style:style>
    <style:style style:name="Tableau3.B" style:family="table-column">
      <style:table-column-properties style:column-width="1.138cm"/>
    </style:style>
    <style:style style:name="Tableau3.E" style:family="table-column">
      <style:table-column-properties style:column-width="0.744cm"/>
    </style:style>
    <style:style style:name="Tableau3.F" style:family="table-column">
      <style:table-column-properties style:column-width="0.746cm"/>
    </style:style>
    <style:style style:name="Tableau3.H" style:family="table-column">
      <style:table-column-properties style:column-width="1.143cm"/>
    </style:style>
    <style:style style:name="Tableau3.A1" style:family="table-cell">
      <style:table-cell-properties fo:padding="0.176cm" fo:border="1pt solid #000000" style:writing-mode="lr-tb"/>
    </style:style>
    <style:style style:name="Tableau4" style:family="table">
      <style:table-properties style:width="3.376cm" fo:margin-left="0cm" table:align="left"/>
    </style:style>
    <style:style style:name="Tableau4.A" style:family="table-column">
      <style:table-column-properties style:column-width="0.744cm"/>
    </style:style>
    <style:style style:name="Tableau4.B" style:family="table-column">
      <style:table-column-properties style:column-width="0.746cm"/>
    </style:style>
    <style:style style:name="Tableau4.D" style:family="table-column">
      <style:table-column-properties style:column-width="1.139cm"/>
    </style:style>
    <style:style style:name="Tableau4.A1" style:family="table-cell">
      <style:table-cell-properties fo:padding="0.176cm" fo:border="1pt solid #000000" style:writing-mode="lr-tb"/>
    </style:style>
    <style:style style:name="Tableau5" style:family="table">
      <style:table-properties style:width="1.492cm" fo:margin-left="0cm" table:align="left"/>
    </style:style>
    <style:style style:name="Tableau5.A" style:family="table-column">
      <style:table-column-properties style:column-width="0.746cm"/>
    </style:style>
    <style:style style:name="Tableau5.A1" style:family="table-cell">
      <style:table-cell-properties fo:padding="0.176cm" fo:border="1pt solid #000000" style:writing-mode="lr-tb"/>
    </style:style>
    <style:style style:name="P1" style:family="paragraph" style:parent-style-name="Normal_20__28_Web_29_">
      <style:paragraph-properties fo:margin-top="0cm" fo:margin-bottom="0cm" loext:contextual-spacing="false"/>
    </style:style>
    <style:style style:name="P2" style:family="paragraph" style:parent-style-name="Normal_20__28_Web_29_">
      <style:paragraph-properties fo:margin-top="0cm" fo:margin-bottom="0cm" loext:contextual-spacing="false"/>
      <style:text-properties fo:color="#000000" style:font-name="Arial" fo:font-size="14pt" style:font-size-asian="14pt" style:font-name-complex="Arial" style:font-size-complex="14pt"/>
    </style:style>
    <style:style style:name="P3" style:family="paragraph" style:parent-style-name="Normal_20__28_Web_29_">
      <style:paragraph-properties fo:margin-top="0cm" fo:margin-bottom="0cm" loext:contextual-spacing="false"/>
      <style:text-properties fo:color="#000000" style:font-name="Arial" fo:font-size="13pt" style:font-size-asian="13pt" style:font-name-complex="Arial" style:font-size-complex="13pt"/>
    </style:style>
    <style:style style:name="P4" style:family="paragraph" style:parent-style-name="Normal_20__28_Web_29_">
      <style:paragraph-properties fo:margin-top="0cm" fo:margin-bottom="0cm" loext:contextual-spacing="false"/>
      <style:text-properties fo:color="#c9211e" style:font-name="Arial" fo:font-size="13pt" fo:font-weight="bold" style:font-size-asian="13pt" style:font-weight-asian="bold" style:font-name-complex="Arial" style:font-size-complex="13pt" style:font-weight-complex="bold"/>
    </style:style>
    <style:style style:name="P5" style:family="paragraph" style:parent-style-name="Normal_20__28_Web_29_">
      <style:paragraph-properties fo:margin-top="0cm" fo:margin-bottom="0cm" loext:contextual-spacing="false"/>
      <style:text-properties fo:color="#c9211e" style:font-name="Arial" fo:font-size="18pt" style:font-size-asian="18pt" style:font-name-complex="Arial" style:font-size-complex="18pt"/>
    </style:style>
    <style:style style:name="P6" style:family="paragraph" style:parent-style-name="Normal_20__28_Web_29_">
      <style:paragraph-properties fo:margin-top="0cm" fo:margin-bottom="0cm" loext:contextual-spacing="false"/>
      <style:text-properties fo:color="#c9211e" style:font-name="Arial" fo:font-size="18pt" fo:font-weight="bold" style:font-size-asian="18pt" style:font-weight-asian="bold" style:font-name-complex="Arial" style:font-size-complex="18pt" style:font-weight-complex="bold"/>
    </style:style>
    <style:style style:name="P7" style:family="paragraph" style:parent-style-name="Normal_20__28_Web_29_">
      <style:paragraph-properties fo:margin-top="0cm" fo:margin-bottom="0cm" loext:contextual-spacing="false"/>
      <style:text-properties fo:color="#2a6099" style:font-name="Arial" fo:font-size="16pt" style:font-size-asian="16pt" style:font-name-complex="Arial" style:font-size-complex="16pt"/>
    </style:style>
    <style:style style:name="P8" style:family="paragraph" style:parent-style-name="Normal_20__28_Web_29_">
      <style:paragraph-properties fo:margin-top="0cm" fo:margin-bottom="0cm" loext:contextual-spacing="false"/>
      <style:text-properties fo:color="#2a6099" style:font-name="Arial" fo:font-size="16pt" fo:font-weight="bold" style:font-size-asian="16pt" style:font-weight-asian="bold" style:font-name-complex="Arial" style:font-size-complex="16pt" style:font-weight-complex="bold"/>
    </style:style>
    <style:style style:name="P9" style:family="paragraph" style:parent-style-name="Normal_20__28_Web_29_">
      <style:paragraph-properties fo:margin-top="0cm" fo:margin-bottom="0cm" loext:contextual-spacing="false"/>
      <style:text-properties fo:color="#2a6099" style:font-name="Arial" fo:font-size="14pt" style:font-size-asian="14pt" style:font-name-complex="Arial" style:font-size-complex="14pt"/>
    </style:style>
    <style:style style:name="P10" style:family="paragraph" style:parent-style-name="Normal_20__28_Web_29_">
      <style:paragraph-properties fo:margin-top="0cm" fo:margin-bottom="0cm" loext:contextual-spacing="false"/>
      <style:text-properties fo:color="#a7074b" style:font-name="Arial" fo:font-size="20pt" fo:font-weight="bold" style:font-size-asian="20pt" style:font-weight-asian="bold" style:font-name-complex="Arial" style:font-size-complex="20pt" style:font-weight-complex="bold"/>
    </style:style>
    <style:style style:name="P11" style:family="paragraph" style:parent-style-name="Standard">
      <style:paragraph-properties fo:margin-top="0cm" fo:margin-bottom="0cm" loext:contextual-spacing="false" fo:line-height="100%"/>
      <style:text-properties fo:color="#a7074b" style:font-name="Arial" fo:font-size="20pt" fo:font-weight="bold" style:font-name-asian="Times New Roman" style:font-size-asian="20pt" style:language-asian="fr" style:country-asian="FR" style:font-weight-asian="bold" style:font-name-complex="Arial" style:font-size-complex="20pt" style:font-weight-complex="bold"/>
    </style:style>
    <style:style style:name="P12" style:family="paragraph" style:parent-style-name="Standard">
      <style:paragraph-properties fo:margin-top="0cm" fo:margin-bottom="0cm" loext:contextual-spacing="false" fo:line-height="100%"/>
      <style:text-properties fo:color="#000000" style:font-name="Arial" fo:font-size="14pt" style:font-name-asian="Times New Roman" style:font-size-asian="14pt" style:language-asian="fr" style:country-asian="FR" style:font-name-complex="Arial" style:font-size-complex="14pt"/>
    </style:style>
    <style:style style:name="P13" style:family="paragraph" style:parent-style-name="Standard">
      <style:paragraph-properties fo:margin-top="0cm" fo:margin-bottom="0cm" loext:contextual-spacing="false" fo:line-height="100%"/>
      <style:text-properties fo:color="#000000" style:font-name="Arial" fo:font-size="14pt" fo:background-color="#ffffff" style:font-name-asian="Times New Roman" style:font-size-asian="14pt" style:language-asian="fr" style:country-asian="FR" style:font-name-complex="Arial" style:font-size-complex="14pt"/>
    </style:style>
    <style:style style:name="P14" style:family="paragraph" style:parent-style-name="Standard">
      <style:paragraph-properties fo:margin-top="0cm" fo:margin-bottom="0cm" loext:contextual-spacing="false" fo:line-height="100%"/>
      <style:text-properties fo:color="#000000" style:font-name="Arial" fo:font-size="14pt" fo:background-color="#fff2cc" style:font-name-asian="Times New Roman" style:font-size-asian="14pt" style:language-asian="fr" style:country-asian="FR" style:font-name-complex="Arial" style:font-size-complex="14pt"/>
    </style:style>
    <style:style style:name="P15" style:family="paragraph" style:parent-style-name="Standard">
      <style:paragraph-properties fo:margin-top="0cm" fo:margin-bottom="0cm" loext:contextual-spacing="false" fo:line-height="100%" fo:text-align="center" style:justify-single-word="false"/>
      <style:text-properties fo:color="#000000" style:font-name="Arial" fo:font-size="20pt" fo:font-weight="bold" style:font-name-asian="Times New Roman" style:font-size-asian="20pt" style:language-asian="fr" style:country-asian="FR" style:font-weight-asian="bold" style:font-name-complex="Arial" style:font-size-complex="20pt" style:font-weight-complex="bold"/>
    </style:style>
    <style:style style:name="P16" style:family="paragraph" style:parent-style-name="Standard">
      <style:paragraph-properties fo:margin-top="0cm" fo:margin-bottom="0cm" loext:contextual-spacing="false" fo:line-height="100%"/>
      <style:text-properties fo:color="#000000" style:font-name="Trebuchet MS" fo:font-size="12pt" fo:font-weight="bold" fo:background-color="#fff2cc" style:font-name-asian="Times New Roman" style:font-size-asian="12pt" style:language-asian="fr" style:country-asian="FR" style:font-weight-asian="bold" style:font-name-complex="Times New Roman" style:font-size-complex="12pt" style:font-weight-complex="bold"/>
    </style:style>
    <style:style style:name="P17" style:family="paragraph" style:parent-style-name="Standard">
      <style:paragraph-properties fo:margin-top="0cm" fo:margin-bottom="0cm" loext:contextual-spacing="false" fo:line-height="100%"/>
      <style:text-properties fo:color="#ff0000" style:font-name="Arial" fo:font-size="16pt" style:font-name-asian="Times New Roman" style:font-size-asian="16pt" style:language-asian="fr" style:country-asian="FR" style:font-name-complex="Arial" style:font-size-complex="16pt"/>
    </style:style>
    <style:style style:name="P18" style:family="paragraph" style:parent-style-name="Standard">
      <style:paragraph-properties fo:margin-top="0cm" fo:margin-bottom="0cm" loext:contextual-spacing="false" fo:line-height="100%"/>
      <style:text-properties fo:color="#ff0000" style:font-name="Arial" fo:font-size="16pt" fo:background-color="#ffffff" style:font-name-asian="Times New Roman" style:font-size-asian="16pt" style:language-asian="fr" style:country-asian="FR" style:font-name-complex="Arial" style:font-size-complex="16pt"/>
    </style:style>
    <style:style style:name="P19" style:family="paragraph" style:parent-style-name="Standard">
      <style:paragraph-properties fo:margin-top="0cm" fo:margin-bottom="0cm" loext:contextual-spacing="false" fo:line-height="100%"/>
      <style:text-properties fo:color="#ff0000" style:font-name="Arial" fo:font-size="14pt" style:font-name-asian="Times New Roman" style:font-size-asian="14pt" style:language-asian="fr" style:country-asian="FR" style:font-name-complex="Arial" style:font-size-complex="14pt"/>
    </style:style>
    <style:style style:name="P20" style:family="paragraph" style:parent-style-name="Standard">
      <style:paragraph-properties fo:margin-top="0cm" fo:margin-bottom="0cm" loext:contextual-spacing="false" fo:line-height="100%"/>
      <style:text-properties fo:color="#ff0000" style:font-name="Arial" fo:font-size="14pt" fo:background-color="#ffffff" style:font-name-asian="Times New Roman" style:font-size-asian="14pt" style:language-asian="fr" style:country-asian="FR" style:font-name-complex="Arial" style:font-size-complex="14pt"/>
    </style:style>
    <style:style style:name="P21" style:family="paragraph" style:parent-style-name="Standard">
      <style:paragraph-properties fo:margin-top="0cm" fo:margin-bottom="0cm" loext:contextual-spacing="false" fo:line-height="100%"/>
      <style:text-properties fo:color="#ff0000" style:font-name="Arial" fo:font-size="15pt" style:font-name-asian="Times New Roman" style:font-size-asian="15pt" style:language-asian="fr" style:country-asian="FR" style:font-name-complex="Arial" style:font-size-complex="15pt"/>
    </style:style>
    <style:style style:name="P22" style:family="paragraph" style:parent-style-name="Standard">
      <style:paragraph-properties fo:margin-top="0cm" fo:margin-bottom="0cm" loext:contextual-spacing="false" fo:line-height="100%"/>
      <style:text-properties fo:color="#ff0000" style:font-name="Arial" fo:font-size="18pt" style:font-name-asian="Times New Roman" style:font-size-asian="18pt" style:language-asian="fr" style:country-asian="FR" style:font-name-complex="Arial" style:font-size-complex="18pt"/>
    </style:style>
    <style:style style:name="P23" style:family="paragraph" style:parent-style-name="Standard">
      <style:paragraph-properties fo:margin-top="0cm" fo:margin-bottom="0cm" loext:contextual-spacing="false" fo:line-height="100%"/>
      <style:text-properties fo:color="#ff0000" style:font-name="Times New Roman" fo:font-size="15pt" style:font-name-asian="Times New Roman" style:font-size-asian="15pt" style:language-asian="fr" style:country-asian="FR" style:font-name-complex="Times New Roman" style:font-size-complex="15pt"/>
    </style:style>
    <style:style style:name="P24" style:family="paragraph" style:parent-style-name="Standard">
      <style:paragraph-properties fo:margin-top="0cm" fo:margin-bottom="0cm" loext:contextual-spacing="false" fo:line-height="100%"/>
      <style:text-properties fo:color="#2a6099" style:font-name="Arial" fo:font-size="16pt" style:font-name-asian="Times New Roman" style:font-size-asian="16pt" style:language-asian="fr" style:country-asian="FR" style:font-name-complex="Arial" style:font-size-complex="16pt"/>
    </style:style>
    <style:style style:name="P25" style:family="paragraph" style:parent-style-name="Standard">
      <style:paragraph-properties fo:margin-top="0cm" fo:margin-bottom="0cm" loext:contextual-spacing="false" fo:line-height="100%"/>
      <style:text-properties fo:color="#2a6099" style:font-name="Arial" fo:font-size="16pt" fo:background-color="#ffffff" style:font-name-asian="Times New Roman" style:font-size-asian="16pt" style:language-asian="fr" style:country-asian="FR" style:font-name-complex="Arial" style:font-size-complex="16pt"/>
    </style:style>
    <style:style style:name="P26" style:family="paragraph" style:parent-style-name="Standard">
      <style:paragraph-properties fo:margin-top="0cm" fo:margin-bottom="0cm" loext:contextual-spacing="false" fo:line-height="100%"/>
      <style:text-properties fo:color="#2a6099" style:font-name="Arial" fo:font-size="15pt" style:font-name-asian="Times New Roman" style:font-size-asian="15pt" style:language-asian="fr" style:country-asian="FR" style:font-name-complex="Arial" style:font-size-complex="15pt"/>
    </style:style>
    <style:style style:name="P27" style:family="paragraph" style:parent-style-name="Standard">
      <style:paragraph-properties fo:margin-top="0cm" fo:margin-bottom="0cm" loext:contextual-spacing="false" fo:line-height="100%"/>
      <style:text-properties fo:color="#2a6099" style:font-name="Arial" fo:font-size="14pt" style:font-name-asian="Times New Roman" style:font-size-asian="14pt" style:language-asian="fr" style:country-asian="FR" style:font-name-complex="Arial" style:font-size-complex="14pt"/>
    </style:style>
    <style:style style:name="P28" style:family="paragraph" style:parent-style-name="Standard">
      <style:paragraph-properties fo:margin-top="0cm" fo:margin-bottom="0cm" loext:contextual-spacing="false" fo:line-height="100%"/>
      <style:text-properties fo:color="#2a6099" style:font-name="Arial" fo:font-size="14pt" fo:background-color="#ffffff" style:font-name-asian="Times New Roman" style:font-size-asian="14pt" style:language-asian="fr" style:country-asian="FR" style:font-name-complex="Arial" style:font-size-complex="14pt"/>
    </style:style>
    <style:style style:name="P29" style:family="paragraph" style:parent-style-name="Standard">
      <style:paragraph-properties fo:margin-top="0cm" fo:margin-bottom="0cm" loext:contextual-spacing="false" fo:line-height="100%"/>
      <style:text-properties fo:color="#2a6099" style:font-name="Trebuchet MS" fo:font-size="15pt" style:font-name-asian="Times New Roman" style:font-size-asian="15pt" style:language-asian="fr" style:country-asian="FR" style:font-name-complex="Times New Roman" style:font-size-complex="15pt"/>
    </style:style>
    <style:style style:name="P30" style:family="paragraph" style:parent-style-name="Standard">
      <style:paragraph-properties fo:margin-top="0cm" fo:margin-bottom="0cm" loext:contextual-spacing="false" fo:line-height="100%"/>
      <style:text-properties fo:color="#2a6099" style:font-name="Times New Roman" fo:font-size="15pt" style:font-name-asian="Times New Roman" style:font-size-asian="15pt" style:language-asian="fr" style:country-asian="FR" style:font-name-complex="Times New Roman" style:font-size-complex="15pt"/>
    </style:style>
    <style:style style:name="P31" style:family="paragraph" style:parent-style-name="Standard">
      <style:paragraph-properties fo:margin-top="0cm" fo:margin-bottom="0cm" loext:contextual-spacing="false" fo:line-height="100%"/>
      <style:text-properties fo:color="#303030" style:font-name="Arial" fo:font-size="15pt" style:font-name-asian="Times New Roman" style:font-size-asian="15pt" style:language-asian="fr" style:country-asian="FR" style:font-name-complex="Arial" style:font-size-complex="15pt"/>
    </style:style>
    <style:style style:name="P32" style:family="paragraph" style:parent-style-name="Standard">
      <style:paragraph-properties fo:margin-top="0cm" fo:margin-bottom="0cm" loext:contextual-spacing="false" fo:line-height="100%"/>
    </style:style>
    <style:style style:name="P33" style:family="paragraph" style:parent-style-name="Standard">
      <style:paragraph-properties fo:margin-top="0cm" fo:margin-bottom="0cm" loext:contextual-spacing="false" fo:line-height="100%"/>
      <style:text-properties style:font-name="Times New Roman" fo:font-size="12pt" style:font-name-asian="Times New Roman" style:font-size-asian="12pt" style:language-asian="fr" style:country-asian="FR" style:font-name-complex="Times New Roman" style:font-size-complex="12pt"/>
    </style:style>
    <style:style style:name="P34" style:family="paragraph" style:parent-style-name="Standard">
      <style:paragraph-properties fo:margin-top="0cm" fo:margin-bottom="0cm" loext:contextual-spacing="false" fo:line-height="100%"/>
      <style:text-properties fo:color="#444455" style:font-name="Arial" fo:font-size="14pt" fo:font-weight="bold" fo:background-color="#ffffff" style:font-name-asian="Times New Roman" style:font-size-asian="14pt" style:language-asian="fr" style:country-asian="FR" style:font-weight-asian="bold" style:font-name-complex="Arial" style:font-size-complex="14pt" style:font-weight-complex="bold"/>
    </style:style>
    <style:style style:name="P35" style:family="paragraph" style:parent-style-name="Standard">
      <style:paragraph-properties fo:margin-top="0cm" fo:margin-bottom="0cm" loext:contextual-spacing="false" fo:line-height="100%"/>
      <style:text-properties fo:color="#f10d0c" style:font-name="Trebuchet MS" fo:font-size="15pt" style:font-name-asian="Times New Roman" style:font-size-asian="15pt" style:language-asian="fr" style:country-asian="FR" style:font-name-complex="Times New Roman" style:font-size-complex="15pt"/>
    </style:style>
    <style:style style:name="P36" style:family="paragraph" style:parent-style-name="Standard">
      <style:paragraph-properties fo:margin-top="0cm" fo:margin-bottom="0cm" loext:contextual-spacing="false" fo:line-height="100%"/>
      <style:text-properties fo:color="#f10d0c" style:font-name="Times New Roman" fo:font-size="15pt" style:font-name-asian="Times New Roman" style:font-size-asian="15pt" style:language-asian="fr" style:country-asian="FR" style:font-name-complex="Times New Roman" style:font-size-complex="15pt"/>
    </style:style>
    <style:style style:name="P37" style:family="paragraph" style:parent-style-name="Standard">
      <style:paragraph-properties fo:margin-top="0cm" fo:margin-bottom="0cm" loext:contextual-spacing="false" fo:line-height="100%"/>
      <style:text-properties fo:color="#55308d" style:font-name="Times New Roman" fo:font-size="15pt" style:font-name-asian="Times New Roman" style:font-size-asian="15pt" style:language-asian="fr" style:country-asian="FR" style:font-name-complex="Times New Roman" style:font-size-complex="15pt"/>
    </style:style>
    <style:style style:name="P38" style:family="paragraph" style:parent-style-name="Normal_20__28_Web_29_">
      <style:paragraph-properties fo:margin-top="0.071cm" fo:margin-bottom="0.071cm" loext:contextual-spacing="false"/>
    </style:style>
    <style:style style:name="P39" style:family="paragraph" style:parent-style-name="Normal_20__28_Web_29_">
      <style:paragraph-properties fo:margin-top="0.071cm" fo:margin-bottom="0.071cm" loext:contextual-spacing="false"/>
      <style:text-properties fo:color="#000000" style:font-name="Arial" fo:font-size="14pt" fo:background-color="#ffffff" style:font-size-asian="14pt" style:font-name-complex="Arial" style:font-size-complex="14pt"/>
    </style:style>
    <style:style style:name="P40" style:family="paragraph" style:parent-style-name="Normal_20__28_Web_29_">
      <style:paragraph-properties fo:margin-top="0.071cm" fo:margin-bottom="0.071cm" loext:contextual-spacing="false"/>
      <style:text-properties fo:color="#000000" style:font-name="Arial" fo:font-size="14pt" style:font-size-asian="14pt" style:font-name-complex="Arial" style:font-size-complex="14pt"/>
    </style:style>
    <style:style style:name="P41" style:family="paragraph" style:parent-style-name="Normal_20__28_Web_29_">
      <style:paragraph-properties fo:margin-top="0.071cm" fo:margin-bottom="0.071cm" loext:contextual-spacing="false"/>
      <style:text-properties fo:color="#ff0000" style:font-name="Arial" fo:font-size="14pt" fo:font-weight="bold" fo:background-color="#ffffff" style:font-size-asian="14pt" style:font-weight-asian="bold" style:font-name-complex="Arial" style:font-size-complex="14pt" style:font-weight-complex="bold"/>
    </style:style>
    <style:style style:name="P42" style:family="paragraph" style:parent-style-name="Normal_20__28_Web_29_">
      <style:paragraph-properties fo:margin-top="0.071cm" fo:margin-bottom="0.071cm" loext:contextual-spacing="false"/>
      <style:text-properties fo:color="#ff0000" style:font-name="Arial" fo:font-size="18pt" style:font-size-asian="18pt" style:font-name-complex="Arial" style:font-size-complex="18pt"/>
    </style:style>
    <style:style style:name="P43" style:family="paragraph" style:parent-style-name="Normal_20__28_Web_29_">
      <style:paragraph-properties fo:margin-top="0.071cm" fo:margin-bottom="0.071cm" loext:contextual-spacing="false"/>
      <style:text-properties fo:color="#ff0000" style:font-name="Arial" fo:font-size="15pt" fo:background-color="#ffffff" style:font-size-asian="15pt" style:font-name-complex="Arial" style:font-size-complex="15pt"/>
    </style:style>
    <style:style style:name="P44" style:family="paragraph" style:parent-style-name="Normal_20__28_Web_29_">
      <style:paragraph-properties fo:margin-top="0.071cm" fo:margin-bottom="0.071cm" loext:contextual-spacing="false"/>
      <style:text-properties fo:color="#ff0000" style:font-name="Arial" fo:font-size="16pt" fo:background-color="#ffffff" style:font-size-asian="16pt" style:font-name-complex="Arial" style:font-size-complex="16pt"/>
    </style:style>
    <style:style style:name="P45" style:family="paragraph" style:parent-style-name="Normal_20__28_Web_29_">
      <style:paragraph-properties fo:margin-top="0.071cm" fo:margin-bottom="0.071cm" loext:contextual-spacing="false"/>
      <style:text-properties fo:color="#2a6099" style:font-name="Arial" fo:font-size="14pt" style:font-size-asian="14pt" style:font-name-complex="Arial" style:font-size-complex="14pt"/>
    </style:style>
    <style:style style:name="P46" style:family="paragraph" style:parent-style-name="Normal_20__28_Web_29_">
      <style:paragraph-properties fo:margin-top="0.071cm" fo:margin-bottom="0.071cm" loext:contextual-spacing="false"/>
      <style:text-properties fo:color="#2a6099" style:font-name="Arial" fo:font-size="14pt" fo:background-color="#ffffff" style:font-size-asian="14pt" style:font-name-complex="Arial" style:font-size-complex="14pt"/>
    </style:style>
    <style:style style:name="P47" style:family="paragraph" style:parent-style-name="Normal_20__28_Web_29_">
      <style:paragraph-properties fo:margin-top="0.071cm" fo:margin-bottom="0.071cm" loext:contextual-spacing="false"/>
      <style:text-properties fo:color="#2a6099" style:font-name="Arial" fo:font-size="16pt" fo:background-color="#ffffff" style:font-size-asian="16pt" style:font-name-complex="Arial" style:font-size-complex="16pt"/>
    </style:style>
    <style:style style:name="P48" style:family="paragraph" style:parent-style-name="Standard">
      <style:paragraph-properties fo:margin-top="0.071cm" fo:margin-bottom="0.071cm" loext:contextual-spacing="false" fo:line-height="100%"/>
      <style:text-properties fo:color="#000000" style:font-name="Arial" fo:font-size="14pt" style:font-name-asian="Times New Roman" style:font-size-asian="14pt" style:language-asian="fr" style:country-asian="FR" style:font-name-complex="Arial" style:font-size-complex="14pt"/>
    </style:style>
    <style:style style:name="P49" style:family="paragraph" style:parent-style-name="Standard">
      <style:paragraph-properties fo:margin-top="0.071cm" fo:margin-bottom="0.071cm" loext:contextual-spacing="false" fo:line-height="100%" fo:text-align="justify" style:justify-single-word="false"/>
      <style:text-properties fo:color="#000000" style:font-name="Arial" fo:font-size="14pt" style:font-name-asian="Times New Roman" style:font-size-asian="14pt" style:language-asian="fr" style:country-asian="FR" style:font-name-complex="Arial" style:font-size-complex="14pt"/>
    </style:style>
    <style:style style:name="P50" style:family="paragraph" style:parent-style-name="Standard">
      <style:paragraph-properties fo:margin-top="0.071cm" fo:margin-bottom="0.071cm" loext:contextual-spacing="false" fo:line-height="100%" fo:text-align="justify" style:justify-single-word="false"/>
      <style:text-properties fo:color="#000000" style:font-name="Arial" fo:font-size="14pt" fo:background-color="#ffe599" style:font-name-asian="Times New Roman" style:font-size-asian="14pt" style:language-asian="fr" style:country-asian="FR" style:font-name-complex="Arial" style:font-size-complex="14pt"/>
    </style:style>
    <style:style style:name="P51" style:family="paragraph" style:parent-style-name="Standard">
      <style:paragraph-properties fo:margin-top="0.071cm" fo:margin-bottom="0.071cm" loext:contextual-spacing="false" fo:line-height="100%"/>
      <style:text-properties fo:color="#000000" style:font-name="Arial" fo:font-size="14pt" fo:background-color="#fff2cc" style:font-name-asian="Times New Roman" style:font-size-asian="14pt" style:language-asian="fr" style:country-asian="FR" style:font-name-complex="Arial" style:font-size-complex="14pt"/>
    </style:style>
    <style:style style:name="P52" style:family="paragraph" style:parent-style-name="Standard">
      <style:paragraph-properties fo:margin-top="0.071cm" fo:margin-bottom="0.071cm" loext:contextual-spacing="false" fo:line-height="100%"/>
      <style:text-properties fo:color="#000000" style:font-name="Arial" fo:font-size="14pt" fo:background-color="#ffffff" style:font-name-asian="Times New Roman" style:font-size-asian="14pt" style:language-asian="fr" style:country-asian="FR" style:font-name-complex="Arial" style:font-size-complex="14pt"/>
    </style:style>
    <style:style style:name="P53" style:family="paragraph" style:parent-style-name="Standard">
      <style:paragraph-properties fo:margin-top="0.071cm" fo:margin-bottom="0.071cm" loext:contextual-spacing="false" fo:line-height="100%" fo:text-align="justify" style:justify-single-word="false"/>
      <style:text-properties fo:color="#000000" style:font-name="Arial" fo:font-size="14pt" fo:background-color="#ffffff" style:font-name-asian="Times New Roman" style:font-size-asian="14pt" style:language-asian="fr" style:country-asian="FR" style:font-name-complex="Arial" style:font-size-complex="14pt"/>
    </style:style>
    <style:style style:name="P54" style:family="paragraph" style:parent-style-name="Standard">
      <style:paragraph-properties fo:margin-top="0.071cm" fo:margin-bottom="0.071cm" loext:contextual-spacing="false" fo:line-height="100%" fo:text-align="justify" style:justify-single-word="false"/>
      <style:text-properties fo:color="#ff0000" style:font-name="Arial" fo:font-size="15pt" style:font-name-asian="Times New Roman" style:font-size-asian="15pt" style:language-asian="fr" style:country-asian="FR" style:font-name-complex="Arial" style:font-size-complex="15pt"/>
    </style:style>
    <style:style style:name="P55" style:family="paragraph" style:parent-style-name="Standard">
      <style:paragraph-properties fo:margin-top="0.071cm" fo:margin-bottom="0.071cm" loext:contextual-spacing="false" fo:line-height="100%"/>
      <style:text-properties fo:color="#ff0000" style:font-name="Arial" fo:font-size="14pt" fo:background-color="#ffffff" style:font-name-asian="Times New Roman" style:font-size-asian="14pt" style:language-asian="fr" style:country-asian="FR" style:font-name-complex="Arial" style:font-size-complex="14pt"/>
    </style:style>
    <style:style style:name="P56" style:family="paragraph" style:parent-style-name="Standard">
      <style:paragraph-properties fo:margin-top="0.071cm" fo:margin-bottom="0.071cm" loext:contextual-spacing="false" fo:line-height="100%" fo:text-align="justify" style:justify-single-word="false"/>
      <style:text-properties fo:color="#2a6099" style:font-name="Arial" fo:font-size="15pt" style:font-name-asian="Times New Roman" style:font-size-asian="15pt" style:language-asian="fr" style:country-asian="FR" style:font-name-complex="Arial" style:font-size-complex="15pt"/>
    </style:style>
    <style:style style:name="P57" style:family="paragraph" style:parent-style-name="Standard">
      <style:paragraph-properties fo:margin-top="0.071cm" fo:margin-bottom="0.071cm" loext:contextual-spacing="false" fo:line-height="100%"/>
      <style:text-properties fo:color="#2a6099" style:font-name="Arial" fo:font-size="14pt" fo:background-color="#ffffff" style:font-name-asian="Times New Roman" style:font-size-asian="14pt" style:language-asian="fr" style:country-asian="FR" style:font-name-complex="Arial" style:font-size-complex="14pt"/>
    </style:style>
    <style:style style:name="P58" style:family="paragraph" style:parent-style-name="Standard">
      <style:paragraph-properties fo:margin-top="0.071cm" fo:margin-bottom="0.071cm" loext:contextual-spacing="false" fo:line-height="100%"/>
    </style:style>
    <style:style style:name="P59" style:family="paragraph" style:parent-style-name="Standard">
      <style:paragraph-properties fo:margin-top="0.071cm" fo:margin-bottom="0.071cm" loext:contextual-spacing="false" fo:line-height="100%" fo:text-align="justify" style:justify-single-word="false"/>
    </style:style>
    <style:style style:name="P60" style:family="paragraph" style:parent-style-name="Standard">
      <style:paragraph-properties fo:margin-top="0.071cm" fo:margin-bottom="0.071cm" loext:contextual-spacing="false" fo:line-height="100%"/>
      <style:text-properties fo:color="#55308d" style:font-name="Times New Roman" fo:font-size="15pt" style:font-name-asian="Times New Roman" style:font-size-asian="15pt" style:language-asian="fr" style:country-asian="FR" style:font-name-complex="Times New Roman" style:font-size-complex="15pt"/>
    </style:style>
    <style:style style:name="P61" style:family="paragraph" style:parent-style-name="Standard">
      <style:paragraph-properties fo:margin-top="0cm" fo:margin-bottom="0.423cm" loext:contextual-spacing="false" fo:line-height="100%"/>
      <style:text-properties fo:color="#ff0000" style:font-name="Arial" fo:font-size="15pt" style:font-name-asian="Times New Roman" style:font-size-asian="15pt" style:language-asian="fr" style:country-asian="FR" style:font-name-complex="Arial" style:font-size-complex="15pt"/>
    </style:style>
    <style:style style:name="P62" style:family="paragraph" style:parent-style-name="Standard">
      <style:paragraph-properties fo:margin-top="0cm" fo:margin-bottom="0.423cm" loext:contextual-spacing="false" fo:line-height="100%"/>
      <style:text-properties fo:color="#2a6099" style:font-name="Arial" fo:font-size="15pt" style:font-name-asian="Times New Roman" style:font-size-asian="15pt" style:language-asian="fr" style:country-asian="FR" style:font-name-complex="Arial" style:font-size-complex="15pt"/>
    </style:style>
    <style:style style:name="P63" style:family="paragraph" style:parent-style-name="Standard">
      <style:paragraph-properties fo:margin-top="0cm" fo:margin-bottom="0.423cm" loext:contextual-spacing="false" fo:line-height="100%"/>
      <style:text-properties fo:color="#2a6099" style:font-name="Arial" fo:font-size="15pt" fo:font-weight="bold" style:font-name-asian="Times New Roman" style:font-size-asian="15pt" style:language-asian="fr" style:country-asian="FR" style:font-weight-asian="bold" style:font-name-complex="Arial" style:font-size-complex="15pt" style:font-weight-complex="bold"/>
    </style:style>
    <style:style style:name="P64" style:family="paragraph" style:parent-style-name="Standard">
      <style:text-properties fo:color="#ff0000" fo:font-size="16pt" style:font-size-asian="16pt" style:font-size-complex="16pt"/>
    </style:style>
    <style:style style:name="P65" style:family="paragraph" style:parent-style-name="Standard">
      <style:text-properties fo:color="#2a6099" fo:font-size="16pt" style:font-size-asian="16pt" style:font-size-complex="16pt"/>
    </style:style>
    <style:style style:name="P66" style:family="paragraph" style:parent-style-name="Normal_20__28_Web_29_" style:master-page-name="MP0">
      <style:paragraph-properties fo:margin-top="0cm" fo:margin-bottom="0cm" loext:contextual-spacing="false" style:page-number="auto" fo:break-before="page"/>
      <style:text-properties fo:color="#a7074b" style:font-name="Arial" fo:font-size="20pt" fo:font-weight="bold" style:font-size-asian="20pt" style:font-weight-asian="bold" style:font-name-complex="Arial" style:font-size-complex="20pt" style:font-weight-complex="bold"/>
    </style:style>
    <style:style style:name="P67" style:family="paragraph" style:parent-style-name="Standard">
      <style:text-properties fo:color="#ff0000" style:font-name="FreeSans" fo:font-size="16pt" officeooo:paragraph-rsid="0010bc8e" style:font-size-asian="16pt" style:font-size-complex="16pt"/>
    </style:style>
    <style:style style:name="P68" style:family="paragraph" style:parent-style-name="Standard">
      <style:text-properties style:font-name="FreeSans" fo:font-size="16pt" officeooo:paragraph-rsid="0010bc8e" style:font-size-asian="16pt" style:font-size-complex="16pt"/>
    </style:style>
    <style:style style:name="P69" style:family="paragraph" style:parent-style-name="Standard">
      <style:text-properties style:font-name="FreeSans" fo:font-size="16pt" officeooo:paragraph-rsid="001182db" style:font-size-asian="16pt" style:font-size-complex="16pt"/>
    </style:style>
    <style:style style:name="P70" style:family="paragraph" style:parent-style-name="Standard">
      <style:text-properties fo:color="#2a6099" style:font-name="FreeSans" fo:font-size="16pt" officeooo:paragraph-rsid="0010bc8e" style:font-size-asian="16pt" style:font-size-complex="16pt"/>
    </style:style>
    <style:style style:name="P71" style:family="paragraph" style:parent-style-name="Standard">
      <style:text-properties fo:color="#2a6099" style:font-name="FreeSans" fo:font-size="16pt" officeooo:paragraph-rsid="001182db" style:font-size-asian="16pt" style:font-size-complex="16pt"/>
    </style:style>
    <style:style style:name="P72" style:family="paragraph" style:parent-style-name="Standard" style:list-style-name="WWNum1">
      <style:paragraph-properties fo:margin-top="0.423cm" fo:margin-bottom="0cm" loext:contextual-spacing="false" fo:line-height="100%"/>
      <style:text-properties fo:color="#000000" style:font-name="Arial" fo:font-size="14pt" style:font-name-asian="Times New Roman" style:font-size-asian="14pt" style:language-asian="fr" style:country-asian="FR" style:font-name-complex="Arial" style:font-size-complex="14pt"/>
    </style:style>
    <style:style style:name="P73" style:family="paragraph" style:parent-style-name="Standard" style:list-style-name="WWNum2">
      <style:paragraph-properties fo:margin-top="0.423cm" fo:margin-bottom="0cm" loext:contextual-spacing="false" fo:line-height="100%"/>
      <style:text-properties fo:color="#000000" style:font-name="Arial" fo:font-size="14pt" style:font-name-asian="Times New Roman" style:font-size-asian="14pt" style:language-asian="fr" style:country-asian="FR" style:font-name-complex="Arial" style:font-size-complex="14pt"/>
    </style:style>
    <style:style style:name="P74" style:family="paragraph" style:parent-style-name="Standard">
      <style:paragraph-properties fo:margin-top="0cm" fo:margin-bottom="0cm" loext:contextual-spacing="false" fo:line-height="100%"/>
      <style:text-properties fo:color="#000000" style:font-name="Arial" fo:font-size="14pt" style:font-name-asian="Times New Roman" style:font-size-asian="14pt" style:language-asian="fr" style:country-asian="FR" style:font-name-complex="Arial" style:font-size-complex="14pt"/>
    </style:style>
    <style:style style:name="P75" style:family="paragraph" style:parent-style-name="Standard" style:list-style-name="WWNum1">
      <style:paragraph-properties fo:margin-top="0cm" fo:margin-bottom="0cm" loext:contextual-spacing="false" fo:line-height="100%"/>
      <style:text-properties fo:color="#000000" style:font-name="Arial" fo:font-size="14pt" style:font-name-asian="Times New Roman" style:font-size-asian="14pt" style:language-asian="fr" style:country-asian="FR" style:font-name-complex="Arial" style:font-size-complex="14pt"/>
    </style:style>
    <style:style style:name="P76" style:family="paragraph" style:parent-style-name="Standard" style:list-style-name="WWNum2">
      <style:paragraph-properties fo:margin-top="0cm" fo:margin-bottom="0cm" loext:contextual-spacing="false" fo:line-height="100%"/>
      <style:text-properties fo:color="#000000" style:font-name="Arial" fo:font-size="14pt" style:font-name-asian="Times New Roman" style:font-size-asian="14pt" style:language-asian="fr" style:country-asian="FR" style:font-name-complex="Arial" style:font-size-complex="14pt"/>
    </style:style>
    <style:style style:name="P77" style:family="paragraph" style:parent-style-name="Standard">
      <style:paragraph-properties fo:margin-top="0cm" fo:margin-bottom="0cm" loext:contextual-spacing="false" fo:line-height="100%"/>
      <style:text-properties fo:color="#000000" style:font-name="Arial" fo:font-size="14pt" fo:background-color="#ffffff" style:font-name-asian="Times New Roman" style:font-size-asian="14pt" style:language-asian="fr" style:country-asian="FR" style:font-name-complex="Arial" style:font-size-complex="14pt"/>
    </style:style>
    <style:style style:name="P78" style:family="paragraph" style:parent-style-name="Standard">
      <style:paragraph-properties fo:margin-top="0cm" fo:margin-bottom="0cm" loext:contextual-spacing="false" fo:line-height="100%"/>
      <style:text-properties fo:color="#000000" style:font-name="Arial" fo:font-size="14pt" officeooo:rsid="0013207c" officeooo:paragraph-rsid="0013207c" fo:background-color="#ffffff" style:font-name-asian="Times New Roman" style:font-size-asian="14pt" style:language-asian="fr" style:country-asian="FR" style:font-name-complex="Arial" style:font-size-complex="14pt"/>
    </style:style>
    <style:style style:name="P79" style:family="paragraph" style:parent-style-name="Standard">
      <style:paragraph-properties fo:margin-top="0cm" fo:margin-bottom="0cm" loext:contextual-spacing="false" fo:line-height="100%"/>
      <style:text-properties fo:color="#2a6099" style:font-name="FreeSans" fo:font-size="16pt" officeooo:paragraph-rsid="0010bc8e" fo:background-color="#ffffff" style:font-name-asian="Times New Roman" style:font-size-asian="16pt" style:language-asian="fr" style:country-asian="FR" style:font-name-complex="Arial" style:font-size-complex="16pt"/>
    </style:style>
    <style:style style:name="P80" style:family="paragraph" style:parent-style-name="Standard">
      <style:paragraph-properties fo:margin-top="0cm" fo:margin-bottom="0cm" loext:contextual-spacing="false" fo:line-height="100%"/>
      <style:text-properties fo:color="#2a6099" style:font-name="FreeSans" fo:font-size="16pt" officeooo:paragraph-rsid="0010bc8e" style:font-name-asian="Times New Roman" style:font-size-asian="16pt" style:language-asian="fr" style:country-asian="FR" style:font-name-complex="Arial" style:font-size-complex="16pt"/>
    </style:style>
    <style:style style:name="P81" style:family="paragraph" style:parent-style-name="Standard">
      <style:paragraph-properties fo:margin-top="0cm" fo:margin-bottom="0cm" loext:contextual-spacing="false" fo:line-height="100%"/>
      <style:text-properties fo:color="#2a6099" style:font-name="Arial" fo:font-size="14pt" officeooo:rsid="0013207c" officeooo:paragraph-rsid="0013207c" fo:background-color="#ffffff" style:font-name-asian="Times New Roman" style:font-size-asian="14pt" style:language-asian="fr" style:country-asian="FR" style:font-name-complex="Arial" style:font-size-complex="14pt"/>
    </style:style>
    <style:style style:name="P82" style:family="paragraph" style:parent-style-name="Standard">
      <style:paragraph-properties fo:margin-top="0cm" fo:margin-bottom="0cm" loext:contextual-spacing="false" fo:line-height="100%"/>
      <style:text-properties fo:color="#303030" style:font-name="Arial" fo:font-size="15pt" style:font-name-asian="Times New Roman" style:font-size-asian="15pt" style:language-asian="fr" style:country-asian="FR" style:font-name-complex="Arial" style:font-size-complex="15pt"/>
    </style:style>
    <style:style style:name="P83" style:family="paragraph" style:parent-style-name="Standard">
      <style:paragraph-properties fo:margin-top="0cm" fo:margin-bottom="0cm" loext:contextual-spacing="false" fo:line-height="100%"/>
      <style:text-properties fo:color="#ff0000" style:font-name="Arial" fo:font-size="14pt" officeooo:rsid="0013207c" officeooo:paragraph-rsid="0013207c" fo:background-color="#ffffff" style:font-name-asian="Times New Roman" style:font-size-asian="14pt" style:language-asian="fr" style:country-asian="FR" style:font-name-complex="Arial" style:font-size-complex="14pt"/>
    </style:style>
    <style:style style:name="P84" style:family="paragraph" style:parent-style-name="Standard" style:list-style-name="WWNum1">
      <style:paragraph-properties fo:margin-top="0cm" fo:margin-bottom="0.423cm" loext:contextual-spacing="false" fo:line-height="100%"/>
      <style:text-properties fo:color="#000000" style:font-name="Arial" fo:font-size="14pt" style:font-name-asian="Times New Roman" style:font-size-asian="14pt" style:language-asian="fr" style:country-asian="FR" style:font-name-complex="Arial" style:font-size-complex="14pt"/>
    </style:style>
    <style:style style:name="P85" style:family="paragraph" style:parent-style-name="Standard" style:list-style-name="WWNum2">
      <style:paragraph-properties fo:margin-top="0cm" fo:margin-bottom="0.423cm" loext:contextual-spacing="false" fo:line-height="100%"/>
      <style:text-properties fo:color="#000000" style:font-name="Arial" fo:font-size="14pt" style:font-name-asian="Times New Roman" style:font-size-asian="14pt" style:language-asian="fr" style:country-asian="FR" style:font-name-complex="Arial" style:font-size-complex="14pt"/>
    </style:style>
    <style:style style:name="P86" style:family="paragraph" style:parent-style-name="Standard">
      <style:paragraph-properties fo:margin-top="0.071cm" fo:margin-bottom="0.071cm" loext:contextual-spacing="false" fo:line-height="100%"/>
      <style:text-properties fo:color="#000000" style:font-name="Arial" fo:font-size="14pt" fo:background-color="#ffffff" style:font-name-asian="Times New Roman" style:font-size-asian="14pt" style:language-asian="fr" style:country-asian="FR" style:font-name-complex="Arial" style:font-size-complex="14pt"/>
    </style:style>
    <style:style style:name="P87" style:family="paragraph" style:parent-style-name="Standard">
      <style:paragraph-properties fo:margin-top="0.071cm" fo:margin-bottom="0.071cm" loext:contextual-spacing="false" fo:line-height="100%" fo:text-align="justify" style:justify-single-word="false"/>
      <style:text-properties fo:color="#000000" style:font-name="Arial" fo:font-size="14pt" fo:background-color="#ffffff" style:font-name-asian="Times New Roman" style:font-size-asian="14pt" style:language-asian="fr" style:country-asian="FR" style:font-name-complex="Arial" style:font-size-complex="14pt"/>
    </style:style>
    <style:style style:name="P88" style:family="paragraph" style:parent-style-name="Standard">
      <style:paragraph-properties fo:margin-top="0.071cm" fo:margin-bottom="0.071cm" loext:contextual-spacing="false" fo:line-height="100%" fo:text-align="start" style:justify-single-word="false"/>
      <style:text-properties fo:color="#000000" style:font-name="FreeSans" fo:font-size="16pt" officeooo:paragraph-rsid="0010bc8e" fo:background-color="#ffffff" style:font-name-asian="Times New Roman" style:font-size-asian="16pt" style:language-asian="fr" style:country-asian="FR" style:font-name-complex="Arial" style:font-size-complex="16pt"/>
    </style:style>
    <style:style style:name="P89" style:family="paragraph" style:parent-style-name="Standard">
      <style:paragraph-properties fo:margin-top="0.071cm" fo:margin-bottom="0.071cm" loext:contextual-spacing="false" fo:line-height="100%"/>
      <style:text-properties fo:color="#2a6099" style:font-name="FreeSans" fo:font-size="16pt" officeooo:paragraph-rsid="0010bc8e" fo:background-color="#ffffff" style:font-name-asian="Times New Roman" style:font-size-asian="16pt" style:language-asian="fr" style:country-asian="FR" style:font-name-complex="Arial" style:font-size-complex="16pt"/>
    </style:style>
    <style:style style:name="P90" style:family="paragraph" style:parent-style-name="Standard">
      <style:paragraph-properties fo:margin-top="0.071cm" fo:margin-bottom="0.071cm" loext:contextual-spacing="false" fo:line-height="100%"/>
      <style:text-properties fo:color="#2a6099" style:font-name="Arial" fo:font-size="14pt" fo:background-color="#ffffff" style:font-name-asian="Times New Roman" style:font-size-asian="14pt" style:language-asian="fr" style:country-asian="FR" style:font-name-complex="Arial" style:font-size-complex="14pt"/>
    </style:style>
    <style:style style:name="P91" style:family="paragraph" style:parent-style-name="Standard">
      <style:paragraph-properties fo:margin-top="0.071cm" fo:margin-bottom="0.071cm" loext:contextual-spacing="false" fo:line-height="100%" fo:text-align="justify" style:justify-single-word="false"/>
      <style:text-properties fo:color="#2a6099" style:font-name="Arial" fo:font-size="14pt" fo:background-color="#ffffff" style:font-name-asian="Times New Roman" style:font-size-asian="14pt" style:language-asian="fr" style:country-asian="FR" style:font-name-complex="Arial" style:font-size-complex="14pt"/>
    </style:style>
    <style:style style:name="P92" style:family="paragraph" style:parent-style-name="Standard">
      <style:paragraph-properties fo:margin-top="0.071cm" fo:margin-bottom="0.071cm" loext:contextual-spacing="false" fo:line-height="100%"/>
      <style:text-properties fo:color="#2a6099" style:font-name="Arial" fo:font-size="14pt" officeooo:paragraph-rsid="0012f546" fo:background-color="#ffffff" style:font-name-asian="Times New Roman" style:font-size-asian="14pt" style:language-asian="fr" style:country-asian="FR" style:font-name-complex="Arial" style:font-size-complex="14pt"/>
    </style:style>
    <style:style style:name="P93" style:family="paragraph" style:parent-style-name="Standard">
      <style:paragraph-properties fo:margin-top="0.071cm" fo:margin-bottom="0.071cm" loext:contextual-spacing="false" fo:line-height="100%"/>
      <style:text-properties fo:color="#2a6099" style:font-name="Arial" fo:font-size="14pt" officeooo:rsid="0012f546" officeooo:paragraph-rsid="0012f546" fo:background-color="#ffffff" style:font-name-asian="Times New Roman" style:font-size-asian="14pt" style:language-asian="fr" style:country-asian="FR" style:font-name-complex="Arial" style:font-size-complex="14pt"/>
    </style:style>
    <style:style style:name="P94" style:family="paragraph" style:parent-style-name="Standard">
      <style:paragraph-properties fo:margin-top="0.071cm" fo:margin-bottom="0.071cm" loext:contextual-spacing="false" fo:line-height="100%" fo:text-align="justify" style:justify-single-word="false"/>
      <style:text-properties fo:color="#ff0000" style:font-name="Arial" fo:font-size="14pt" fo:font-weight="bold" fo:background-color="#ffffff" style:font-name-asian="Times New Roman" style:font-size-asian="14pt" style:language-asian="fr" style:country-asian="FR" style:font-weight-asian="bold" style:font-name-complex="Arial" style:font-size-complex="14pt" style:font-weight-complex="bold"/>
    </style:style>
    <style:style style:name="T1" style:family="text">
      <style:text-properties fo:color="#2a6099"/>
    </style:style>
    <style:style style:name="T2" style:family="text">
      <style:text-properties fo:color="#2a6099" style:font-name="Arial" fo:font-size="16pt" style:font-size-asian="16pt" style:font-name-complex="Arial" style:font-size-complex="16pt"/>
    </style:style>
    <style:style style:name="T3" style:family="text">
      <style:text-properties fo:color="#2a6099" style:font-name="Arial" fo:font-size="16pt" fo:font-weight="bold" style:font-size-asian="16pt" style:font-weight-asian="bold" style:font-name-complex="Arial" style:font-size-complex="16pt" style:font-weight-complex="bold"/>
    </style:style>
    <style:style style:name="T4" style:family="text">
      <style:text-properties fo:color="#2a6099" style:font-name="Arial" fo:font-size="14pt" style:font-size-asian="14pt" style:font-name-complex="Arial" style:font-size-complex="14pt"/>
    </style:style>
    <style:style style:name="T5" style:family="text">
      <style:text-properties fo:color="#2a6099" style:font-name="inherit" fo:font-size="14pt" fo:background-color="#ffffff" loext:char-shading-value="0" style:font-size-asian="14pt" style:font-name-complex="Arial" style:font-size-complex="14pt"/>
    </style:style>
    <style:style style:name="T6" style:family="text">
      <style:text-properties fo:color="#2a6099" style:font-name="inherit" fo:font-size="14pt" fo:font-weight="normal" fo:background-color="#ffffff" loext:char-shading-value="0" style:font-size-asian="14pt" style:font-weight-asian="normal" style:font-name-complex="Arial" style:font-size-complex="14pt" style:font-weight-complex="normal"/>
    </style:style>
    <style:style style:name="T7" style:family="text">
      <style:text-properties fo:color="#2a6099" style:font-name="Trebuchet MS" fo:font-size="15pt" style:font-name-asian="Times New Roman" style:font-size-asian="15pt" style:language-asian="fr" style:country-asian="FR" style:font-name-complex="Times New Roman" style:font-size-complex="15pt"/>
    </style:style>
    <style:style style:name="T8" style:family="text">
      <style:text-properties fo:color="#2a6099" style:font-name="Times New Roman" fo:font-size="15pt" style:font-name-asian="Times New Roman" style:font-size-asian="15pt" style:language-asian="fr" style:country-asian="FR" style:font-name-complex="Times New Roman" style:font-size-complex="15pt"/>
    </style:style>
    <style:style style:name="T9" style:family="text">
      <style:text-properties fo:color="#000000" style:font-name="Arial" fo:font-size="14pt" fo:background-color="#ffffff" loext:char-shading-value="0" style:font-size-asian="14pt" style:font-name-complex="Arial" style:font-size-complex="14pt"/>
    </style:style>
    <style:style style:name="T10" style:family="text">
      <style:text-properties fo:color="#000000" style:font-name="Arial" fo:font-size="14pt" style:font-size-asian="14pt" style:font-name-complex="Arial" style:font-size-complex="14pt"/>
    </style:style>
    <style:style style:name="T11" style:family="text">
      <style:text-properties fo:color="#000000" style:font-name="Arial" fo:font-size="14pt" style:font-name-asian="Times New Roman" style:font-size-asian="14pt" style:language-asian="fr" style:country-asian="FR" style:font-name-complex="Arial" style:font-size-complex="14pt"/>
    </style:style>
    <style:style style:name="T12" style:family="text">
      <style:text-properties fo:color="#000000" style:font-name="Trebuchet MS" fo:font-size="12pt" fo:font-weight="bold" fo:background-color="#fff2cc" loext:char-shading-value="0" style:font-name-asian="Times New Roman" style:font-size-asian="12pt" style:language-asian="fr" style:country-asian="FR" style:font-weight-asian="bold" style:font-name-complex="Times New Roman" style:font-size-complex="12pt" style:font-weight-complex="bold"/>
    </style:style>
    <style:style style:name="T13" style:family="text">
      <style:text-properties fo:color="#000000" style:font-name="Courier New" style:font-name-complex="Courier New"/>
    </style:style>
    <style:style style:name="T14" style:family="text">
      <style:text-properties fo:color="#ff0000"/>
    </style:style>
    <style:style style:name="T15" style:family="text">
      <style:text-properties fo:color="#ff0000" style:font-name="Arial" fo:font-size="16pt" style:font-name-asian="Times New Roman" style:font-size-asian="16pt" style:language-asian="fr" style:country-asian="FR" style:font-name-complex="Arial" style:font-size-complex="16pt"/>
    </style:style>
    <style:style style:name="T16" style:family="text">
      <style:text-properties fo:color="#ff0000" style:font-name="Times New Roman" fo:font-size="15pt" style:font-name-asian="Times New Roman" style:font-size-asian="15pt" style:language-asian="fr" style:country-asian="FR" style:font-name-complex="Times New Roman" style:font-size-complex="15pt"/>
    </style:style>
    <style:style style:name="T17" style:family="text">
      <style:text-properties fo:color="#303030" style:font-name="Arial" fo:font-size="15pt" style:font-name-asian="Times New Roman" style:font-size-asian="15pt" style:language-asian="fr" style:country-asian="FR" style:font-name-complex="Arial" style:font-size-complex="15pt"/>
    </style:style>
    <style:style style:name="T18" style:family="text">
      <style:text-properties fo:color="#00b0f0" style:font-name="Times New Roman" fo:font-size="15pt" style:font-name-asian="Times New Roman" style:font-size-asian="15pt" style:language-asian="fr" style:country-asian="FR" style:font-name-complex="Times New Roman" style:font-size-complex="15pt"/>
    </style:style>
    <style:style style:name="T19" style:family="text">
      <style:text-properties fo:color="#55308d" style:font-name="Times New Roman" fo:font-size="15pt" style:font-name-asian="Times New Roman" style:font-size-asian="15pt" style:language-asian="fr" style:country-asian="FR" style:font-name-complex="Times New Roman" style:font-size-complex="15pt"/>
    </style:style>
    <style:style style:name="T20" style:family="text">
      <style:text-properties officeooo:rsid="005492de"/>
    </style:style>
    <style:style style:name="T21" style:family="text">
      <style:text-properties officeooo:rsid="005523d0"/>
    </style:style>
    <style:style style:name="T22" style:family="text">
      <style:text-properties officeooo:rsid="0012f5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Exercice 1:</text:p>
      <text:p text:style-name="P2">Écrire un algorithme qui demande un mot à l’utilisateur et qui affiche à l’écran le nombre de lettres de ce mot.</text:p>
      <text:p text:style-name="P2"/>
      <text:p text:style-name="P3"/>
      <text:p text:style-name="P4">Corrigé:</text:p>
      <text:p text:style-name="P5"/>
      <text:p text:style-name="P7">algorithme: nombre de lettre</text:p>
      <text:p text:style-name="P1"><text:span text:style-name="Police_20_par_20_défaut"><text:span text:style-name="T2">variable: mot en caractère <text:s/>, nbre en en</text:span></text:span><text:span text:style-name="Police_20_par_20_défaut"><text:span text:style-name="T3">tier</text:span></text:span></text:p>
      <text:p text:style-name="P8">début:</text:p>
      <text:p text:style-name="P7">écrire(‘’entrée un mot : ’’)</text:p>
      <text:p text:style-name="P7">lire le mot</text:p>
      <text:p text:style-name="P7">nbre ← lent (mot)</text:p>
      <text:p text:style-name="P7">écrire (‘’ce mot compte‘’ ,nbre, ‘’lettre‘’)</text:p>
      <text:p text:style-name="P8">fin</text:p>
      <text:p text:style-name="P8"/>
      <text:p text:style-name="P10">Exercise 2:</text:p>
      <text:p text:style-name="P2">Ecrire un algorithme qui demande à l’utilisateur 3 chaînes de caractères et qui affiche à l’écran leurs concaténation</text:p>
      <text:p text:style-name="P2"/>
      <text:p text:style-name="P6">corrigé:</text:p>
      <text:p text:style-name="P6"/>
      <text:p text:style-name="P9">algorithme: concaténation</text:p>
      <text:p text:style-name="P9">variable:</text:p>
      <text:p text:style-name="P9">&gt;&gt;&gt; nom = ‘’John‘’</text:p>
      <text:p text:style-name="P9">&gt;&gt;&gt; y = mange</text:p>
      <text:p text:style-name="P9">&gt;&gt;&gt; z =pizza</text:p>
      <text:p text:style-name="P9">&gt;&gt;&gt; print( nom, y, z)</text:p>
      <text:p text:style-name="P8"/>
      <text:p text:style-name="P10">Exercise 3:</text:p>
      <text:p text:style-name="P39">Ecrivez un algorithme qui demande une phrase à l’utilisateur. Celui-ci entrera ensuite le rang d’un caractère à supprimer, et la nouvelle phrase doit être affichée (on doit réellement supprimer le caractère dans la variable qui stocke la phrase, et pas uniquement à l’écran).</text:p>
      <text:p text:style-name="P39"/>
      <text:p text:style-name="P41">Corrigé :</text:p>
      <text:p text:style-name="P38"><text:span text:style-name="Police_20_par_20_défaut"><text:span text:style-name="T6">Variable Bla en Caractère<text:line-break/>Variables Nb, i, j en Entier<text:line-break/>Début</text:span></text:span><text:span text:style-name="Police_20_par_20_défaut"><text:span text:style-name="T5"><text:line-break/></text:span></text:span><text:soft-page-break/><text:span text:style-name="Police_20_par_20_défaut"><text:span text:style-name="T6">Ecrire "Entrez une phrase : "<text:line-break/>Lire Bla<text:line-break/>Ecrire "Entrez le rang du caractère à supprimer : "<text:line-break/>Lire Nb<text:line-break/>L ← Len(Bla)<text:line-break/>Bla ← Mid(Bla, 1, Nb – 1) &amp; Mid(Bla, Nb + 1, L – Nb)<text:line-break/>Ecrire "La nouvelle phrase est : ", Bla<text:line-break/>Fin</text:span></text:span></text:p>
      <text:p text:style-name="P39"/>
      <text:p text:style-name="P39"/>
      <text:p text:style-name="P10">Exercise 4:</text:p>
      <text:p text:style-name="P38"><text:span text:style-name="Police_20_par_20_défaut"><text:span text:style-name="T9">Ecrire un algorithme qui demande à l’utilisateur d'écrire le mot Bonjour puis afficher le caractère “u” de mot “Bonjour” </text:span></text:span><text:span text:style-name="Police_20_par_20_défaut"><text:span text:style-name="T10">par leur index.</text:span></text:span></text:p>
      <text:p text:style-name="P40"/>
      <text:p text:style-name="P42">Corrigé:</text:p>
      <text:p text:style-name="P45">&gt;&gt;&gt; nom = ‘’bonjour’’</text:p>
      <text:p text:style-name="P38"><text:span text:style-name="Police_20_par_20_défaut"><text:span text:style-name="T4">&gt;&gt;&gt;print( <text:s/>nom [5] )</text:span></text:span></text:p>
      <text:p text:style-name="P45">u</text:p>
      <text:p text:style-name="P10">Exercise 5:</text:p>
      <text:p text:style-name="P39">Ecrire un algorithme qui lit un caractère au clavier puis affiche son prédécesseur, son successeur </text:p>
      <text:p text:style-name="P39"/>
      <text:p text:style-name="P43">corrigé :</text:p>
      <text:p text:style-name="P39"/>
      <text:p text:style-name="P46">variables A en caractère</text:p>
      <text:p text:style-name="P46">ecrire(‘donner un caractère’)</text:p>
      <text:p text:style-name="P46">lire(A)</text:p>
      <text:p text:style-name="P46">ecrire(son prédécesseur est’, succ(A) ,’et son successeur est’;pred(A) )</text:p>
      <text:p text:style-name="P46">fin</text:p>
      <text:p text:style-name="P39"/>
      <text:p text:style-name="P10">Exercise 6:</text:p>
      <text:p text:style-name="P39">Ecrire un algorithme qui lit un caractère au clavier puis affiche son équivalent en Majuscule</text:p>
      <text:p text:style-name="P44">corrigé :</text:p>
      <text:p text:style-name="P47">variable p en caractère</text:p>
      <text:p text:style-name="P47"><text:soft-page-break/>ecrire(‘’entrée le mot ’’)</text:p>
      <text:p text:style-name="P47">lire (p)</text:p>
      <text:p text:style-name="P47">ecrire(‘’ son majuscule est ‘’,MAJUS(P))</text:p>
      <text:p text:style-name="P47">fin</text:p>
      <text:p text:style-name="P11">Exercise 7:</text:p>
      <text:p text:style-name="P12">Ecrire un algorithme qui demande à l’utilisateur de taper un valeur et tester si la valeur est paire ou impaire</text:p>
      <text:p text:style-name="P17">corrigé :</text:p>
      <text:p text:style-name="P24">variable A en entier</text:p>
      <text:p text:style-name="P24">debut :</text:p>
      <text:p text:style-name="P24">ecrire (entrer un entier)</text:p>
      <text:p text:style-name="P24">lire (A)</text:p>
      <text:p text:style-name="P24">si (A mod 2 =0 ) alors</text:p>
      <text:p text:style-name="P24">ecrire (‘a est un nombre paire’)</text:p>
      <text:p text:style-name="P24">sinon</text:p>
      <text:p text:style-name="P24">ecrire (‘a est un nombre impaire’)</text:p>
      <text:p text:style-name="P24"/>
      <text:p text:style-name="P24">fin</text:p>
      <text:p text:style-name="P11">Exercise 8:</text:p>
      <text:p text:style-name="P31">Ecrire un algorithme qui demande à l’utilisateur de taper 3 nombres et tester si Ecrire un algorithme qui demande à l’utilisateur de taper 3 nombres et tester si l’un est la somme des 2 autres</text:p>
      <text:p text:style-name="P32"><text:span text:style-name="Police_20_par_20_défaut"><text:span text:style-name="T15">corrigé </text:span></text:span><text:span text:style-name="Police_20_par_20_défaut"><text:span text:style-name="T17">:</text:span></text:span></text:p>
      <text:p text:style-name="P26">variable n ,y , z en caractère</text:p>
      <text:p text:style-name="P26">debut :</text:p>
      <text:p text:style-name="P26">ecrire(‘’entrée un nombre entier’’)</text:p>
      <text:p text:style-name="P26">lire n</text:p>
      <text:p text:style-name="P26">ecrire(‘’entrée un nombre entier’’)</text:p>
      <text:p text:style-name="P26">lire y</text:p>
      <text:p text:style-name="P26">ecrire (‘’entrée un nombre entier’’)</text:p>
      <text:p text:style-name="P26">lire z</text:p>
      <text:p text:style-name="P26">si (n=y+z)or(y=n+z)or(z=y+n) alors</text:p>
      <text:p text:style-name="P26">écrire (‘’oui l’un est la somme des 2 autres entier)</text:p>
      <text:p text:style-name="P26">else ecrire(n’existe pas)</text:p>
      <text:p text:style-name="P26">fin</text:p>
      <text:p text:style-name="P31"/>
      <text:p text:style-name="P11">Exercise 9:</text:p>
      <text:p text:style-name="P12"><text:soft-page-break/>Ecrire un algorithme qui demande un nombre à l’utilisateur, et l’informe ensuite si ce nombre est positif ou négatif (on laisse de côté le cas où le nombre vaut zéro).</text:p>
      <text:p text:style-name="P19">Corrigé:</text:p>
      <text:p text:style-name="P27">variable: n entier</text:p>
      <text:p text:style-name="P27">debut :</text:p>
      <text:p text:style-name="P27">ecrire(entrée un entier)</text:p>
      <text:p text:style-name="P27">lire(n)</text:p>
      <text:p text:style-name="P27">si (n=0) faire</text:p>
      <text:p text:style-name="P27">écrire (‘ecrire le nombre est 0’)</text:p>
      <text:p text:style-name="P27">sinon si (n&gt;o) alors</text:p>
      <text:p text:style-name="P27">ecrire(‘n est un nombre positive’)</text:p>
      <text:p text:style-name="P27">sinon(‘n est un nombre négative’)</text:p>
      <text:p text:style-name="P27">fin</text:p>
      <text:p text:style-name="P27"/>
      <text:p text:style-name="P27"/>
      <text:p text:style-name="P12"/>
      <text:p text:style-name="P12"/>
      <text:p text:style-name="P11">Exercise 10:</text:p>
      <text:p text:style-name="P31">Ecrire un algorithme qui demande à l’utilisateur de taper deux nombres et affiche le plus grand des deux:</text:p>
      <text:p text:style-name="P12">Ecrire un algorithme qui demande l’âge d’un enfant à l’utilisateur. Ensuite, il l’informe de sa catégorie :</text:p>
      <text:list xml:id="list1011482506" text:style-name="WWNum1">
        <text:list-item>
          <text:p text:style-name="P72">"Poussin" de 6 à 7 ans</text:p>
        </text:list-item>
        <text:list-item>
          <text:p text:style-name="P75">"Pupille" de 8 à 9 ans</text:p>
        </text:list-item>
        <text:list-item>
          <text:p text:style-name="P75">"Minime" de 10 à 11 ans</text:p>
        </text:list-item>
        <text:list-item>
          <text:p text:style-name="P84">"Cadet" après 12 ans</text:p>
        </text:list-item>
      </text:list>
      <text:p text:style-name="P61">corrigé:</text:p>
      <text:p text:style-name="P62">variable: nombre1 et nombre 2 en entier et age en caractères</text:p>
      <text:p text:style-name="P62">debut :</text:p>
      <text:p text:style-name="P62">ecrire(entrée deux nombre)</text:p>
      <text:p text:style-name="P62">lire nombre</text:p>
      <text:p text:style-name="P62">ecrire(entrée l’age)</text:p>
      <text:p text:style-name="P62">lire age</text:p>
      <text:p text:style-name="P62">si(nombre1&gt;nombre2) alors</text:p>
      <text:p text:style-name="P62"><text:soft-page-break/>ecrire(nombre1)</text:p>
      <text:p text:style-name="P62">sinon(ecrire nombre2)</text:p>
      <text:p text:style-name="P62">fin</text:p>
      <text:p text:style-name="P63">2 émé probleme :</text:p>
      <text:p text:style-name="P62">si (age&gt;=12) alors</text:p>
      <text:p text:style-name="P62">ecrire (‘catégorie cadet’)</text:p>
      <text:p text:style-name="P62">sinon si ( age &gt;=10) alors</text:p>
      <text:p text:style-name="P62">ecrire(‘catégorie minime’)</text:p>
      <text:p text:style-name="P62">sinon si (age &gt;=8)</text:p>
      <text:p text:style-name="P62">ecrire (‘catégorie pupille ‘)</text:p>
      <text:p text:style-name="P62">sinon si (age &gt;=6)</text:p>
      <text:p text:style-name="P62">ecrire(‘catégorie poussin’)</text:p>
      <text:p text:style-name="P62">fin si</text:p>
      <text:p text:style-name="P62">fin</text:p>
      <text:p text:style-name="P11">Exercise11 :</text:p>
      <text:p text:style-name="P31">Ecrire un algorithme qui demande à l’utilisateur de taper la note d’un stagiaire et afficher aprés sa mention:</text:p>
      <text:p text:style-name="P31">Note&lt;10: Redoublé</text:p>
      <text:p text:style-name="P31">10&lt;=Note&lt;=12: Passable</text:p>
      <text:p text:style-name="P31">12&lt;Note&lt;=14: Assez Bien</text:p>
      <text:p text:style-name="P31">14&lt;Note&lt;=16: Bien</text:p>
      <text:p text:style-name="P31">16&lt;Note : Très Bien</text:p>
      <text:p text:style-name="P31"/>
      <text:p text:style-name="P21">corrigé :</text:p>
      <text:p text:style-name="P26">variable A :note en entier et b :mention en caractères</text:p>
      <text:p text:style-name="P26">debut :</text:p>
      <text:p text:style-name="P26">ecrire(entrée le note de l’élève)</text:p>
      <text:p text:style-name="P26">lire A</text:p>
      <text:p text:style-name="P26">écrire (afficher le mention de l’elève)</text:p>
      <text:p text:style-name="P26">lire B</text:p>
      <text:p text:style-name="P26"><text:soft-page-break/>si (A&lt;10) alors</text:p>
      <text:p text:style-name="P26">écrire (‘redoublé’)</text:p>
      <text:p text:style-name="P26">si (A&lt;=12) alors</text:p>
      <text:p text:style-name="P26">ecrire (‘passable’)</text:p>
      <text:p text:style-name="P26">si (A&gt;12) et (A&lt;=14) alors</text:p>
      <text:p text:style-name="P26">écrire(‘assez bien’)</text:p>
      <text:p text:style-name="P26">si (A&gt;14) et (A&lt;=16) alors</text:p>
      <text:p text:style-name="P26">ecrir(‘bien’)</text:p>
      <text:p text:style-name="P26">si (A&gt;16) alors</text:p>
      <text:p text:style-name="P26">écrire(‘trés bien’)</text:p>
      <text:p text:style-name="P26">fin si</text:p>
      <text:p text:style-name="P26">fin</text:p>
      <text:p text:style-name="P11">Exercise 12 :</text:p>
      <text:p text:style-name="P12">Cet algorithme est destiné à prédire l'avenir, et il doit être infaillible !</text:p>
      <text:p text:style-name="P49">Il lira au clavier l’heure et les minutes, et il affichera l’heure qu’il sera une minute plus tard. Par exemple, si l'utilisateur tape 21 puis 32, l'algorithme doit répondre :</text:p>
      <text:p text:style-name="P49">"Dans une minute, il sera 21 heure(s) 33".</text:p>
      <text:p text:style-name="P50">NB : on suppose que l'utilisateur entre une heure valide. Pas besoin donc de la vérifier.</text:p>
      <text:p text:style-name="P50"/>
      <text:p text:style-name="P54">Corrigé:</text:p>
      <text:p text:style-name="P56">variable hr,mn en entier</text:p>
      <text:p text:style-name="P56">ecrire(‘’svp saisir l’heure’’)</text:p>
      <text:p text:style-name="P56">lire (hr)</text:p>
      <text:p text:style-name="P56">ecrire(‘’svp saisir le minute’’)</text:p>
      <text:p text:style-name="P56">lire(mn)</text:p>
      <text:p text:style-name="P56">si (mn=60) faire</text:p>
      <text:p text:style-name="P56">mn=-1</text:p>
      <text:p text:style-name="P56">ecrire (‘’l’heure: ; hr,’ et les minutes;’, mn+1)</text:p>
      <text:p text:style-name="P33"/>
      <text:p text:style-name="P11">Exercice 13:</text:p>
      <text:p text:style-name="P12">Les habitants de Zorglub paient l’impôt selon les règles suivantes :</text:p>
      <text:list xml:id="list649526968" text:style-name="WWNum2">
        <text:list-item>
          <text:p text:style-name="P73">les hommes de plus de 20 ans paient l’impôt</text:p>
        </text:list-item>
        <text:list-item>
          <text:p text:style-name="P76">les femmes paient l’impôt si elles ont entre 18 et 35 ans</text:p>
        </text:list-item>
        <text:list-item>
          <text:p text:style-name="P85">les autres ne paient pas d’impôt</text:p>
        </text:list-item>
      </text:list>
      <text:p text:style-name="P12"><text:soft-page-break/>Le programme demandera donc l’âge et le sexe du Zorglubien, et se prononcera donc ensuite sur le fait que l’habitant est imposable.</text:p>
      <text:p text:style-name="P19">Corrigé :</text:p>
      <text:p text:style-name="P27">variable sexe <text:s/>en caractère et <text:s/>age et en numérique</text:p>
      <text:p text:style-name="P27">ecrire(entre le sexe)</text:p>
      <text:p text:style-name="P27">lire (sexe)</text:p>
      <text:p text:style-name="P27">ecrire(entrer l’age )</text:p>
      <text:p text:style-name="P27">lire (age)</text:p>
      <text:p text:style-name="P27">si (sexe=homme )et (l’age &gt;20) alors</text:p>
      <text:p text:style-name="P27">ecrire(‘paient l’impot’)</text:p>
      <text:p text:style-name="P27">sinon ((sexe=femme)et (age &gt;=18)(age&lt;=35))) alors</text:p>
      <text:p text:style-name="P27">ecrire(‘vous devez payez lesimpots’)</text:p>
      <text:p text:style-name="P27">sinon ecrire(‘l’habitant est imposable’ )</text:p>
      <text:p text:style-name="P27">fin si</text:p>
      <text:p text:style-name="P27">fin</text:p>
      <text:p text:style-name="P11">Exercice 14:</text:p>
      <text:p text:style-name="P13">Ecrire un algorithme qui teste si une année est bissextile ou non.</text:p>
      <text:p text:style-name="P13">N.B.</text:p>
      <text:p text:style-name="P13">Une année est bissextile si elle est divisible par 4 et pas par 100 ou si elle est divisible par 400.</text:p>
      <text:p text:style-name="P13"/>
      <text:p text:style-name="P18">corrigé :</text:p>
      <text:p text:style-name="P25">variable : année en entier</text:p>
      <text:p text:style-name="P25">debut</text:p>
      <text:p text:style-name="P25">ecrire(entree année)</text:p>
      <text:p text:style-name="P25">lire année</text:p>
      <text:p text:style-name="P25">si ((annéé mod 4=0)et (année mod 100&gt;0))ou (année mod 400=0) alors</text:p>
      <text:p text:style-name="P25">ecrire(‘année bissextile’)</text:p>
      <text:p text:style-name="P25">sinon ecrire (‘année n’est pas bissextille’)</text:p>
      <text:p text:style-name="P25">fin si</text:p>
      <text:p text:style-name="P25">fin</text:p>
      <text:p text:style-name="P13"/>
      <text:p text:style-name="P11">Exercice 15:</text:p>
      <text:p text:style-name="P13">On désire écrire un algorithme qui permet d’afficher le jour correspondant à un chiffre allant de 1 à 7 , entré au clavier.</text:p>
      <text:p text:style-name="P17">Corrigé:</text:p>
      <text:p text:style-name="P24">variable y en entier</text:p>
      <text:p text:style-name="P24">debut:</text:p>
      <text:p text:style-name="P24">ecrire(entreé le numero du jour)</text:p>
      <text:p text:style-name="P24"><text:soft-page-break/>lire (y)</text:p>
      <text:p text:style-name="P24">suivant (y) faire</text:p>
      <text:p text:style-name="P24">1 :ecrire(‘Lundi’)</text:p>
      <text:p text:style-name="P24">2:ecrire(‘Mardi’)</text:p>
      <text:p text:style-name="P24">3:ecrire(‘Mercredi’)</text:p>
      <text:p text:style-name="P24">4:ecrire(‘Jeudi’)</text:p>
      <text:p text:style-name="P24">5:ecrire(‘Vendredi’)</text:p>
      <text:p text:style-name="P24">6 :ecrire(‘Samedi’)</text:p>
      <text:p text:style-name="P24">7:ecrire(‘Dimanche’)</text:p>
      <text:p text:style-name="P24">fin suivant</text:p>
      <text:p text:style-name="P11"/>
      <text:p text:style-name="P11">Exercice 16:</text:p>
      <text:p text:style-name="P13">Ecrire un algorithme qui permet d’afficher la valeur absolue de la différence entre deux nombres réels saisis au clavier.</text:p>
      <text:p text:style-name="P34">|x-y|= x –y  si <text:s text:c="3"/>x&gt;y</text:p>
      <text:p text:style-name="P34">|x-y|= -(x –y)  si <text:s text:c="2"/>x&lt;y</text:p>
      <text:p text:style-name="Standard"/>
      <text:p text:style-name="P64">corrigé:</text:p>
      <text:p text:style-name="P65">variable x,y en réel /abs</text:p>
      <text:p text:style-name="P65">écrire (‘’saisir un réel’’)</text:p>
      <text:p text:style-name="P65">lire (x)</text:p>
      <text:p text:style-name="P65">ecrire(‘’donner y’’)</text:p>
      <text:p text:style-name="P65">lire (y)</text:p>
      <text:p text:style-name="P65">si (x&gt;y&gt; alors abs=x-y</text:p>
      <text:p text:style-name="P65">sinon si (x&lt;y&gt; alors</text:p>
      <text:p text:style-name="P65">abs=(-(x-y))</text:p>
      <text:p text:style-name="P65">sinon abs=0</text:p>
      <text:p text:style-name="P65">fin si</text:p>
      <text:p text:style-name="P65">écrire (‘’la valeur absolut:abs’’)</text:p>
      <text:p text:style-name="P65">fin</text:p>
      <text:p text:style-name="P65"/>
      <text:p text:style-name="P65"><text:soft-page-break/></text:p>
      <text:p text:style-name="P11">Exercice 17:</text:p>
      <text:p text:style-name="P12">Ecrire un algorithme qui demande à l’utilisateur un nombre compris entre 1 et 3 jusqu’à ce que la réponse convienne.</text:p>
      <text:p text:style-name="P12"/>
      <text:p text:style-name="P19">Corrigé:</text:p>
      <text:p text:style-name="P27">variable: n en entier</text:p>
      <text:p text:style-name="P27">ecrire (‘’donner un entier’’)</text:p>
      <text:p text:style-name="P27">lire (n)</text:p>
      <text:p text:style-name="P27">jusqu’à ((n&gt;=1)) et (n=&lt;3))</text:p>
      <text:p text:style-name="P27">fin</text:p>
      <text:p text:style-name="P11">Exercice 18:</text:p>
      <text:p text:style-name="P12">Ecrire un algorithme qui demande un nombre compris entre 10 et 20, jusqu’à ce que la réponse convienne. En cas de réponse supérieure à 20, on fera apparaître un message : « Plus petit ! », et inversement, « Plus grand ! » si le nombre est inférieur à 10.</text:p>
      <text:p text:style-name="P12"/>
      <text:p text:style-name="P12"/>
      <text:p text:style-name="P22">corrigé :</text:p>
      <text:p text:style-name="P12"/>
      <text:p text:style-name="P24">variables A en entier</text:p>
      <text:p text:style-name="P24">debut :</text:p>
      <text:p text:style-name="P24">variable test en booléen</text:p>
      <text:p text:style-name="P24">repeter</text:p>
      <text:p text:style-name="P24">ecrire(‘saisir un eniter entre 1 et 3’)</text:p>
      <text:p text:style-name="P24">lire(n)</text:p>
      <text:p text:style-name="P24">test=vrai</text:p>
      <text:p text:style-name="P24">si(n&amp;gt;20)alors</text:p>
      <text:p text:style-name="P24">ecrire(‘plus petit’)</text:p>
      <text:p text:style-name="P24">test=faux</text:p>
      <text:p text:style-name="P24">sinon si (n&amp;lt;10)</text:p>
      <text:p text:style-name="P24">ecrire(‘plus grand’)</text:p>
      <text:p text:style-name="P24">test=faux</text:p>
      <text:p text:style-name="P24">fin si</text:p>
      <text:p text:style-name="P24">jusqu’a (test=vrai)</text:p>
      <text:p text:style-name="P24">fin</text:p>
      <text:p text:style-name="P11">Exercice 19:</text:p>
      <text:p text:style-name="P32"><text:soft-page-break/><text:span text:style-name="Police_20_par_20_défaut"><text:span text:style-name="T11">Ecrire un algorithme qui demande un nombre de départ, et qui ensuite affiche les dix nombres suivants. Par exemple, si l'utilisateur entre le nombre 17, le programme affichera les nombres de 18 à 27. </text:span></text:span><text:span text:style-name="Police_20_par_20_défaut"><text:span text:style-name="T12"> en utilisant l'instruction Pour</text:span></text:span></text:p>
      <text:p text:style-name="P16"/>
      <text:p text:style-name="P35">corrige:</text:p>
      <text:p text:style-name="P32"><text:span text:style-name="Police_20_par_20_défaut"><text:span text:style-name="T7">variable: n ,i en entier;</text:span></text:span></text:p>
      <text:p text:style-name="P29"/>
      <text:p text:style-name="P29">début:</text:p>
      <text:p text:style-name="P32"><text:span text:style-name="Police_20_par_20_défaut"><text:span text:style-name="T7">Ecrire ("Entrez un nombre: ")<text:line-break/>Lire N</text:span></text:span></text:p>
      <text:p text:style-name="P32"><text:span text:style-name="Police_20_par_20_défaut"><text:span text:style-name="T7">pour i de n à n+10 faire</text:span></text:span></text:p>
      <text:p text:style-name="P29">écrire (n )</text:p>
      <text:p text:style-name="P29">fin pour</text:p>
      <text:p text:style-name="P29">(ecrire (tableau[i])</text:p>
      <text:p text:style-name="P29">fin</text:p>
      <text:p text:style-name="P29"/>
      <text:p text:style-name="P35"/>
      <text:p text:style-name="P16"/>
      <text:p text:style-name="P16"/>
      <text:p text:style-name="P11">Exercice 20:</text:p>
      <text:p text:style-name="P13">Ecrire un algorithme qui demande un nombre de départ, et qui calcule la somme des entiers jusqu’à ce nombre. Par exemple, si l’on entre 5, le programme doit calculer</text:p>
      <text:p text:style-name="P14">1 + 2 + 3 + 4 + 5 = 15</text:p>
      <text:p text:style-name="P14">NB : on souhaite afficher uniquement le résultat, pas la décomposition du calcul.</text:p>
      <text:p text:style-name="P14"/>
      <text:p text:style-name="P20">Corrigé :</text:p>
      <text:p text:style-name="P28">variable : nbre et i en entier et som en entier</text:p>
      <text:p text:style-name="P28">debut :</text:p>
      <text:p text:style-name="P28">ecrire(entrer nombre de départ)</text:p>
      <text:p text:style-name="P28">lire nbre</text:p>
      <text:p text:style-name="P28">s=0</text:p>
      <text:p text:style-name="P28">pour( i de 1 à n) faire</text:p>
      <text:p text:style-name="P28">som=som+1</text:p>
      <text:p text:style-name="P28">i suivant</text:p>
      <text:p text:style-name="P28">écrire(‘la somme est : ‘’,som’)</text:p>
      <text:p text:style-name="P28">fin</text:p>
      <text:p text:style-name="P28"/>
      <text:p text:style-name="P11">Exercice 21:</text:p>
      <text:p text:style-name="P48"><text:soft-page-break/>Ecrire un algorithme qui demande un nombre de départ, et qui calcule sa factorielle.</text:p>
      <text:p text:style-name="P51">NB : la factorielle de 8, notée 8 !, vaut</text:p>
      <text:p text:style-name="P51">1 x 2 x 3 x 4 x 5 x 6 x 7 x 8</text:p>
      <text:p text:style-name="P51"/>
      <text:p text:style-name="P55">corrigé :</text:p>
      <text:p text:style-name="P57">variable : <text:s/>nbre,<text:span text:style-name="T22">i</text:span> et fac en entier</text:p>
      <text:p text:style-name="P57">debut :</text:p>
      <text:p text:style-name="P93">ecrire(entrer un nombre : ‘’)</text:p>
      <text:p text:style-name="P93">lire nbre</text:p>
      <text:p text:style-name="P93">fac=1</text:p>
      <text:p text:style-name="P93">pour (i de 2 à n)</text:p>
      <text:p text:style-name="P93">f=f*i</text:p>
      <text:p text:style-name="P93">i suivant </text:p>
      <text:p text:style-name="P93">ecrire(‘la fonction est : ‘’, f)</text:p>
      <text:p text:style-name="P92"><text:span text:style-name="T22">fin</text:span></text:p>
      <text:p text:style-name="P11">Exercice 22:</text:p>
      <text:p text:style-name="P13">Ecrire un algorithme qui demande successivement 20 nombres à l’utilisateur, et qui lui dise ensuite quel était le plus grand parmi ces 20 nombres :</text:p>
      <text:p text:style-name="P13">Entrez le nombre numéro 1 : 12</text:p>
      <text:p text:style-name="P13">Entrez le nombre numéro 2 : 14</text:p>
      <text:p text:style-name="P13">etc..</text:p>
      <text:p text:style-name="P13">Entrez le nombre numéro 20 : 6</text:p>
      <text:p text:style-name="P13">Le plus grand de ces nombres est  : 14</text:p>
      <text:p text:style-name="P13">Modifiez ensuite l’algorithme pour que le programme affiche de surcroît en quelle position avait été saisie ce nombre :</text:p>
      <text:p text:style-name="P13">C’était le nombre numéro 2</text:p>
      <text:p text:style-name="P23">corrigé:</text:p>
      <text:p text:style-name="P30"/>
      <text:p text:style-name="P30">variable n , max en entier</text:p>
      <text:p text:style-name="P30">debut :</text:p>
      <text:p text:style-name="P30">écrire (‘’saisir le premier entier’’)</text:p>
      <text:p text:style-name="P30">lire (n)</text:p>
      <text:p text:style-name="P30">max=n</text:p>
      <text:p text:style-name="P30">pour i de 2 à 20 faire</text:p>
      <text:p text:style-name="P30">écrire (‘’saisir un entier ‘’)</text:p>
      <text:p text:style-name="P30">lire(n)</text:p>
      <text:p text:style-name="P30"><text:soft-page-break/>i(n&gt;max) alors</text:p>
      <text:p text:style-name="P30">max)=n</text:p>
      <text:p text:style-name="P30">fin si</text:p>
      <text:p text:style-name="P30">fin pour</text:p>
      <text:p text:style-name="P11">Exercise23:</text:p>
      <text:p text:style-name="P52">Ecrire un algorithme qui lit les noms des athlètes désirant participer à un marathon et s’arrête lorsqu’il rencontre deux noms consécutifs identiques.</text:p>
      <text:p text:style-name="P52">L’algorithme doit afficher , à la fin , le nombre de participants.</text:p>
      <text:p text:style-name="P67">Corrigé :</text:p>
      <text:p text:style-name="P70">variable : b<text:span text:style-name="T20">1</text:span> en caractère , n en entier , <text:span text:style-name="T20">b2</text:span> en caractères</text:p>
      <text:p text:style-name="P70">debut :</text:p>
      <text:p text:style-name="P70">ecrire(entrer le noms des athlètes :’)</text:p>
      <text:p text:style-name="P70">lire b</text:p>
      <text:p text:style-name="P70">ecrire(entrer le noms des athlètes :’)</text:p>
      <text:p text:style-name="P70">lire <text:span text:style-name="T20">b2</text:span></text:p>
      <text:p text:style-name="P70">n=2</text:p>
      <text:p text:style-name="P70">tant que (b1&lt;&gt;b2)</text:p>
      <text:p text:style-name="P70">b1=b2</text:p>
      <text:p text:style-name="P70">écrire (‘entrer un nom d’athlète :’) ;</text:p>
      <text:p text:style-name="P70">lire b2</text:p>
      <text:p text:style-name="P70">n=n+1</text:p>
      <text:p text:style-name="P70">fin tant que</text:p>
      <text:p text:style-name="P70"/>
      <text:p text:style-name="P70">écrire(‘le nombre des participants est ,’, n) ;</text:p>
      <text:p text:style-name="P89">fin</text:p>
      <text:p text:style-name="P52"/>
      <text:p text:style-name="P11">Exercice24:</text:p>
      <text:p text:style-name="P13"><text:soft-page-break/>Pour avoir une idée sur le niveau des élèves d’une classe, on a décidé de calculer la moyenne  de la classe à partir des moyennes générales de tous les élèves qui sont au nombre de 30.</text:p>
      <text:p text:style-name="P13">         Moy =</text:p>
      <text:p text:style-name="P13">Ecrire un algorithme de résolution.</text:p>
      <text:p text:style-name="P13"/>
      <text:p text:style-name="P67">Corrigé : </text:p>
      <text:p text:style-name="P70">variable : <text:s/>moy , <text:span text:style-name="T21">n , s et Moy G et en entier ;</text:span></text:p>
      <text:p text:style-name="P70">debut :</text:p>
      <text:p text:style-name="P70">s=0</text:p>
      <text:p text:style-name="P70">pour (i de 1 à n) faire</text:p>
      <text:p text:style-name="P70">ecrire(‘entrer la myenne numéro i’)</text:p>
      <text:p text:style-name="P70">lire moy</text:p>
      <text:p text:style-name="P70">s=s+moy</text:p>
      <text:p text:style-name="P70">fin pour</text:p>
      <text:p text:style-name="P70">érire (‘la moyenne de la classe est : s/n’)</text:p>
      <text:p text:style-name="P79">fin</text:p>
      <text:p text:style-name="P11">Exercice25:</text:p>
      <text:p text:style-name="P13">Ecrire un algorithme qui permet de retrouver le maximum, le minimum ainsi que la somme d’une liste de nombres positifs saisis par l’utilisateur. La fin de la liste est indiquée par un nombre négatif. La longueur  de la liste n’est pas limitée.</text:p>
      <text:p text:style-name="P13">Exemple : si la liste des éléments est : 7   3 <text:s text:c="2"/>20 <text:s text:c="4"/>15 <text:s text:c="3"/>2 <text:s text:c="5"/>6 <text:s text:c="3"/>5 <text:s text:c="2"/>-1</text:p>
      <text:p text:style-name="P13"> Le maximum est 20  , le minimum est 2 en utilisant Tantque.</text:p>
      <text:p text:style-name="P13"/>
      <text:p text:style-name="P83">Corrigé :</text:p>
      <text:p text:style-name="P81">variabe i,n, som en entier ;</text:p>
      <text:p text:style-name="P81">début :</text:p>
      <text:p text:style-name="P81">ecrire(‘entrer un nombre’)</text:p>
      <text:p text:style-name="P81">lire(‘n’)</text:p>
      <text:p text:style-name="P81">max=n ;</text:p>
      <text:p text:style-name="P81">min=n ;</text:p>
      <text:p text:style-name="P81">som=n ;</text:p>
      <text:p text:style-name="P81">tantque n&gt;0 faire</text:p>
      <text:p text:style-name="P81">ecrire (‘entrer un nombre’) ;</text:p>
      <text:p text:style-name="P81">lire(‘n’)</text:p>
      <text:p text:style-name="P81"><text:soft-page-break/>si min &gt;n alors </text:p>
      <text:p text:style-name="P81">min=n</text:p>
      <text:p text:style-name="P81">fin si</text:p>
      <text:p text:style-name="P81">si max &lt;n alors </text:p>
      <text:p text:style-name="P81">max =n</text:p>
      <text:p text:style-name="P81">fin si </text:p>
      <text:p text:style-name="P81">fin tant que </text:p>
      <text:p text:style-name="P81">ecrire(‘le laximum est ; max ; ‘ le minimum est ;’,min) ;</text:p>
      <text:p text:style-name="P81">fin</text:p>
      <text:p text:style-name="P81"/>
      <text:p text:style-name="P78"/>
      <text:p text:style-name="P11">Exercice26:</text:p>
      <text:p text:style-name="P13">Dans un cinéma , on désire calculer la moyenne  d’âges de personnes s’intéressant à voir un film particulier.</text:p>
      <text:p text:style-name="P13">Pour finir, l’utilisateur doit répondre par ‘N’ à la question posée par l’algorithme :</text:p>
      <text:p text:style-name="P13">‘’ Encore une autre personne (O/N) ? ’’</text:p>
      <text:p text:style-name="P13">Et on doit afficher la moyenne d’âges des personnes à l'écran.</text:p>
      <text:p text:style-name="P23">corrigé:</text:p>
      <text:p text:style-name="P23"/>
      <text:p text:style-name="P32"><text:span text:style-name="Police_20_par_20_défaut"><text:span text:style-name="T18"><text:s/></text:span></text:span><text:span text:style-name="Police_20_par_20_défaut"><text:span text:style-name="T8">Variable i,a,s : entier</text:span></text:span></text:p>
      <text:p text:style-name="P30">Debut :</text:p>
      <text:p text:style-name="P30"><text:s/>i=0 ;</text:p>
      <text:p text:style-name="P30"><text:s/>a=0 ;</text:p>
      <text:p text:style-name="P30">Repeter <text:tab/></text:p>
      <text:p text:style-name="P30"><text:tab/>Ecrire (‘’entrer l’âge du personne’’)</text:p>
      <text:p text:style-name="P30"><text:tab/>Lire (a)</text:p>
      <text:p text:style-name="P30"><text:tab/>i=i+1</text:p>
      <text:p text:style-name="P30"><text:tab/>s=s+a</text:p>
      <text:p text:style-name="P30"><text:tab/>Ecrire (‘’y’a-t-il encore une autre personne (O/N’’)</text:p>
      <text:p text:style-name="P30">Lire (rep)</text:p>
      <text:p text:style-name="P30">Jusqu’à (rep=’N’)</text:p>
      <text:p text:style-name="P30">Ecrire (‘’la moyenne d’âges des personnes est : ‘, s/i)</text:p>
      <text:p text:style-name="P30">Fin</text:p>
      <text:p text:style-name="P13"/>
      <text:p text:style-name="P13"/>
      <text:p text:style-name="P11">Exercice27:</text:p>
      <text:p text:style-name="P13">Ecrire un algorithme permettant  de saisir 5 réelles au clavier,les stocker dans un tableau, calculer leur somme et les afficher avec leur somme à l'écran.</text:p>
      <text:p text:style-name="P23">corrigé:</text:p>
      <text:p text:style-name="P23"><text:soft-page-break/></text:p>
      <text:p text:style-name="P30">Variable<text:line-break/>              V   : tableau [1..5] de réels ;<text:line-break/>              S   :  réel ;<text:line-break/>i  :entier;<text:line-break/>Debut<text:line-break/>                Pour (i de  1 à 5 ) faire<text:line-break/>                               Ecrire(‘entrer l’élément  N° ’,i);<text:line-break/>                               Lire(V[i]) ;<text:line-break/>                Fin pour<text:line-break/>                S=  0 ;<text:line-break/>Pour (i de  1 à 5 ) faire<text:line-break/>                               S = S + V[i] ;<text:line-break/>                Fin pour</text:p>
      <text:p text:style-name="P30"><text:s/>Pour ( i de  1 à 5) faire<text:line-break/>                               Ecrire(‘l’’element  N° ’,i,’est : ‘,V[i]);<text:line-break/>                Fin pour </text:p>
      <text:p text:style-name="P30">Ecrire(‘la somme des éléments du tableau est :‘,S) ;<text:line-break/>fin</text:p>
      <text:p text:style-name="P13"/>
      <text:p text:style-name="P11">Exercice 28:</text:p>
      <text:p text:style-name="P13">Ecrire un algorithme permettant  de calculer la somme,produit et moyenne des  éléments d’un tableau.</text:p>
      <text:p text:style-name="P32"><text:span text:style-name="Police_20_par_20_défaut"><text:span text:style-name="T16">corrigé:</text:span></text:span></text:p>
      <text:p text:style-name="P13"/>
      <text:p text:style-name="P30">Variable<text:line-break/>              T   : tableau [1..100] de réels ;<text:line-break/>              n,i   :  entiers ;<text:line-break/>                prod,som,moy :  réels ;<text:line-break/>Debut<text:line-break/>                Si n=0 alors<text:line-break/>                               Ecrire(‘le tableau est vide ‘) ;<text:line-break/>                Si non<text:line-break/>                         Som=  0 ;<text:line-break/>                         Prod=  1 ;<text:line-break/>                         Pour (i de 1 à n) faire<text:line-break/>                               som= som+T[i] ;<text:line-break/>                               prod=prod <text:s/>* T[i] ;<text:line-break/>                           Fin pour <text:line-break/>                           moy=  som/n ;<text:line-break/><text:soft-page-break/>                            Ecrire(‘la somme des éléments du tableau est : ‘,som);<text:line-break/>                Ecrire(‘le produit des éléments du tableau est : ‘,prod);<text:line-break/>                Ecrire(‘la  moyenne des éléments du tableau est : ‘,moy);<text:line-break/>Fin si<text:line-break/>Fin</text:p>
      <text:p text:style-name="P11">Exercice 29:</text:p>
      <text:p text:style-name="P13">Ecrire un algorithme qui déclare et remplisse un tableau de 7 valeurs numériques en les mettant toutes à zéro.</text:p>
      <text:p text:style-name="P23">corrigé:</text:p>
      <text:p text:style-name="P13"/>
      <text:p text:style-name="P32"><text:span text:style-name="Police_20_par_20_défaut"><text:span text:style-name="T8">Tableau Truc(6) en Numérique<text:line-break/>Variable i en Numérique<text:line-break/>Debut</text:span></text:span><text:span text:style-name="Police_20_par_20_défaut"><text:span text:style-name="T13"><text:line-break/></text:span></text:span><text:span text:style-name="Police_20_par_20_défaut"><text:span text:style-name="T8">Pour i ← 0 à 6<text:line-break/>  Truc(i) ← 0<text:line-break/>i Suivant<text:line-break/>Fin</text:span></text:span></text:p>
      <text:p text:style-name="P13"/>
      <text:p text:style-name="P11">Exercice30:</text:p>
      <text:p text:style-name="P53">Ecrire un algorithme qui déclare et remplisse un tableau contenant les six voyelles de l’alphabet latin.</text:p>
      <text:p text:style-name="P94">Corrigé : </text:p>
      <text:p text:style-name="P91">variable : <text:s/>moy , n , s et Moy G et en entier ;</text:p>
      <text:p text:style-name="P91">debut :</text:p>
      <text:p text:style-name="P91">s=0</text:p>
      <text:p text:style-name="P91">pour (i de 1 à n) faire</text:p>
      <text:p text:style-name="P91">ecrire(‘entrer la myenne numéro i’)</text:p>
      <text:p text:style-name="P91">lire moy</text:p>
      <text:p text:style-name="P91">s=s+moy</text:p>
      <text:p text:style-name="P91">fin pour</text:p>
      <text:p text:style-name="P91">érire (‘la moyenne de la classe est : s/n’)</text:p>
      <text:p text:style-name="P91">fin</text:p>
      <text:p text:style-name="P53"/>
      <text:p text:style-name="P11">Exercice31:</text:p>
      <text:p text:style-name="P53">Ecrire un algorithme qui déclare un tableau de 9 notes, dont on fait ensuite saisir les valeurs par l’utilisateur</text:p>
      <text:p text:style-name="P67">corrigé :</text:p>
      <text:p text:style-name="P88"><text:soft-page-break/><text:span text:style-name="T1">Tableau Notes (8) en Numérique<text:line-break/>Variable i en Numérique<text:line-break/>Pouri ← 0 à 8<text:line-break/>  Ecrire "Entrez la note numéro ", i + 1<text:line-break/>  Lire Notes(i)<text:line-break/>i Suivant<text:line-break/>Fin</text:span></text:p>
      <text:p text:style-name="P11">Exercice32:</text:p>
      <text:p text:style-name="P53">Que produit l’algorithme suivant ?</text:p>
      <text:p text:style-name="P53">Tableau Nb(5) en Entier</text:p>
      <text:p text:style-name="P53">Variable i en Entier</text:p>
      <text:p text:style-name="P53">Début</text:p>
      <text:p text:style-name="P53">Pour i ← 0 à 5</text:p>
      <text:p text:style-name="P53">  Nb(i) ← i * i</text:p>
      <text:p text:style-name="P53">i suivant</text:p>
      <text:p text:style-name="P53">Pour i ← 0 à 5</text:p>
      <text:p text:style-name="P53">  Ecrire Nb(i)</text:p>
      <text:p text:style-name="P53">i suivant</text:p>
      <text:p text:style-name="P53">Fin</text:p>
      <text:p text:style-name="P32"><text:span text:style-name="Police_20_par_20_défaut"><text:span text:style-name="T16">corrigé:</text:span></text:span></text:p>
      <text:p text:style-name="P53"/>
      <text:p text:style-name="P59"><text:span text:style-name="Police_20_par_20_défaut"><text:span text:style-name="T8"><text:s/>cet algorithme produit  : 1, 1, 2, 3, 5, 8, 13, 21</text:span></text:span></text:p>
      <text:p text:style-name="P53"/>
      <text:p text:style-name="P11">Exercice 33:</text:p>
      <text:p text:style-name="P12">Ecrivez la fin de l’algorithme 6.3 afin que le calcul de la moyenne des notes soit effectué et affiché à l’écran.</text:p>
      <text:p text:style-name="P11">Exercice34:</text:p>
      <text:p text:style-name="P53">Ecrivez un algorithme permettant à l’utilisateur de saisir un nombre quelconque de valeurs, qui devront être stockées dans un tableau. L’utilisateur doit donc commencer par entrer le nombre de valeurs qu’il compte saisir. Il effectuera ensuite cette saisie. Enfin, une fois la saisie terminée, le programme affichera le nombre de valeurs négatives et le nombre de valeurs positives.</text:p>
      <text:p text:style-name="P53"/>
      <text:p text:style-name="P67">Corrigé :</text:p>
      <text:p text:style-name="P88"><text:soft-page-break/><text:span text:style-name="T1">Variables Nb, Nbpos, Nbneg en Numérique<text:line-break/>Tableau T() en Numérique<text:line-break/>Debut<text:line-break/>Ecrire "Entrez le nombre de valeurs :"<text:line-break/>Lire Nb<text:line-break/>Redim T(Nb-1)<text:line-break/>Nbpos ← 0<text:line-break/>Nbneg ← 0<text:line-break/>Pour i ← 0 à Nb - 1<text:line-break/>  Ecrire "Entrez le nombre n° ", i + 1<text:line-break/>  Lire T(i)<text:line-break/>  Si T(i) &gt; 0 alors</text:span><text:line-break/><text:span text:style-name="T1">    Nbpos ← Nbpos + 1<text:line-break/>  Sinon<text:line-break/>    Nbneg ← Nbneg + 1<text:line-break/>  Finsi<text:line-break/>i Suivant<text:line-break/>Ecrire "Nombre de valeurs positives : ", Nbpos<text:line-break/>Ecrire "Nombre de valeurs négatives : ", Nbneg<text:line-break/>Fin</text:span></text:p>
      <text:p text:style-name="P11">Exercice35:</text:p>
      <text:p text:style-name="P12">Ecrivez un algorithme calculant la somme des valeurs d’un tableau (on suppose que le tableau a été préalablement saisi).</text:p>
      <text:p text:style-name="P68"><text:span text:style-name="T14">Corrigé :</text:span></text:p>
      <text:p text:style-name="P70">Variables i, Som, N en Numérique<text:line-break/>Tableau T() en Numérique<text:line-break/>Debut</text:p>
      <text:p text:style-name="P80">Redim T(N-1)<text:line-break/>…<text:line-break/>Som ← 0<text:line-break/>Pour i ← 0 à N - 1<text:line-break/>  Som ← Som + T(i)<text:line-break/>i Suivant<text:line-break/>Ecrire "Somme des éléments du tableau : ", Som<text:line-break/>Fin</text:p>
      <text:p text:style-name="P33"/>
      <text:p text:style-name="P11">Exercice36:</text:p>
      <text:p text:style-name="P48"><text:soft-page-break/>Ecrivez un algorithme constituant un tableau, à partir de deux tableaux de même longueur préalablement saisis. Le nouveau tableau sera la somme des éléments des deux tableaux de départ.</text:p>
      <text:p text:style-name="P48">Tableau 1 :</text:p>
      <table:table table:name="Tableau1" table:style-name="Tableau1">
        <table:table-column table:style-name="Tableau1.A"/>
        <table:table-column table:style-name="Tableau1.B" table:number-columns-repeated="7"/>
        <table:table-row>
          <table:table-cell table:style-name="Tableau1.A1" office:value-type="string">
            <text:p text:style-name="P15">4</text:p>
          </table:table-cell>
          <table:table-cell table:style-name="Tableau1.A1" office:value-type="string">
            <text:p text:style-name="P15">8</text:p>
          </table:table-cell>
          <table:table-cell table:style-name="Tableau1.A1" office:value-type="string">
            <text:p text:style-name="P15">7</text:p>
          </table:table-cell>
          <table:table-cell table:style-name="Tableau1.A1" office:value-type="string">
            <text:p text:style-name="P15">9</text:p>
          </table:table-cell>
          <table:table-cell table:style-name="Tableau1.A1" office:value-type="string">
            <text:p text:style-name="P15">1</text:p>
          </table:table-cell>
          <table:table-cell table:style-name="Tableau1.A1" office:value-type="string">
            <text:p text:style-name="P15">5</text:p>
          </table:table-cell>
          <table:table-cell table:style-name="Tableau1.A1" office:value-type="string">
            <text:p text:style-name="P15">4</text:p>
          </table:table-cell>
          <table:table-cell table:style-name="Tableau1.A1" office:value-type="string">
            <text:p text:style-name="P15">6</text:p>
          </table:table-cell>
        </table:table-row>
      </table:table>
      <text:p text:style-name="P33"/>
      <text:p text:style-name="P48">Tableau 2 :</text:p>
      <text:p text:style-name="P33"/>
      <table:table table:name="Tableau2" table:style-name="Tableau2">
        <table:table-column table:style-name="Tableau2.A"/>
        <table:table-column table:style-name="Tableau2.B" table:number-columns-repeated="7"/>
        <table:table-row>
          <table:table-cell table:style-name="Tableau2.A1" office:value-type="string">
            <text:p text:style-name="P15">7</text:p>
          </table:table-cell>
          <table:table-cell table:style-name="Tableau2.A1" office:value-type="string">
            <text:p text:style-name="P15">6</text:p>
          </table:table-cell>
          <table:table-cell table:style-name="Tableau2.A1" office:value-type="string">
            <text:p text:style-name="P15">5</text:p>
          </table:table-cell>
          <table:table-cell table:style-name="Tableau2.A1" office:value-type="string">
            <text:p text:style-name="P15">2</text:p>
          </table:table-cell>
          <table:table-cell table:style-name="Tableau2.A1" office:value-type="string">
            <text:p text:style-name="P15">1</text:p>
          </table:table-cell>
          <table:table-cell table:style-name="Tableau2.A1" office:value-type="string">
            <text:p text:style-name="P15">3</text:p>
          </table:table-cell>
          <table:table-cell table:style-name="Tableau2.A1" office:value-type="string">
            <text:p text:style-name="P15">7</text:p>
          </table:table-cell>
          <table:table-cell table:style-name="Tableau2.A1" office:value-type="string">
            <text:p text:style-name="P15">4</text:p>
          </table:table-cell>
        </table:table-row>
      </table:table>
      <text:p text:style-name="P33"/>
      <text:p text:style-name="P48">Tableau 3:</text:p>
      <text:p text:style-name="P48"/>
      <table:table table:name="Tableau3" table:style-name="Tableau3">
        <table:table-column table:style-name="Tableau3.A"/>
        <table:table-column table:style-name="Tableau3.B" table:number-columns-repeated="3"/>
        <table:table-column table:style-name="Tableau3.E"/>
        <table:table-column table:style-name="Tableau3.F"/>
        <table:table-column table:style-name="Tableau3.B"/>
        <table:table-column table:style-name="Tableau3.H"/>
        <table:table-row>
          <table:table-cell table:style-name="Tableau3.A1" office:value-type="string">
            <text:p text:style-name="P15">11</text:p>
          </table:table-cell>
          <table:table-cell table:style-name="Tableau3.A1" office:value-type="string">
            <text:p text:style-name="P15">14</text:p>
          </table:table-cell>
          <table:table-cell table:style-name="Tableau3.A1" office:value-type="string">
            <text:p text:style-name="P15">12</text:p>
          </table:table-cell>
          <table:table-cell table:style-name="Tableau3.A1" office:value-type="string">
            <text:p text:style-name="P15">11</text:p>
          </table:table-cell>
          <table:table-cell table:style-name="Tableau3.A1" office:value-type="string">
            <text:p text:style-name="P15">2</text:p>
          </table:table-cell>
          <table:table-cell table:style-name="Tableau3.A1" office:value-type="string">
            <text:p text:style-name="P15">8</text:p>
          </table:table-cell>
          <table:table-cell table:style-name="Tableau3.A1" office:value-type="string">
            <text:p text:style-name="P15">11</text:p>
          </table:table-cell>
          <table:table-cell table:style-name="Tableau3.A1" office:value-type="string">
            <text:p text:style-name="P15">10</text:p>
          </table:table-cell>
        </table:table-row>
      </table:table>
      <text:p text:style-name="P33"/>
      <text:p text:style-name="P33"/>
      <text:p text:style-name="P33"/>
      <text:p text:style-name="P36">corrigé:</text:p>
      <text:p text:style-name="P36"/>
      <text:p text:style-name="P37">variable : i en entier</text:p>
      <text:p text:style-name="P37">debut:</text:p>
      <text:p text:style-name="P37">tab[n],tab2[n],tab3[n] entier</text:p>
      <text:p text:style-name="P37">pour i de 1 à 8 faire</text:p>
      <text:p text:style-name="P37">tab3[i]=tab2[i]+tab[i]</text:p>
      <text:p text:style-name="P37">fin pour</text:p>
      <text:p text:style-name="P37"/>
      <text:p text:style-name="P11">Exercice37:</text:p>
      <text:p text:style-name="P52">Toujours à partir de deux tableaux précédemment saisis, écrivez un algorithme qui calcule le schtroumpf des deux tableaux. Pour calculer le schtroumpf, il faut multiplier chaque élément du tableau 1 par chaque élément du tableau 2, et additionner le tout. Par exemple si l'on a :</text:p>
      <text:p text:style-name="P33"/>
      <text:p text:style-name="P48">Tableau 1:</text:p>
      <text:p text:style-name="P33"/>
      <table:table table:name="Tableau4" table:style-name="Tableau4">
        <table:table-column table:style-name="Tableau4.A"/>
        <table:table-column table:style-name="Tableau4.B" table:number-columns-repeated="2"/>
        <table:table-column table:style-name="Tableau4.D"/>
        <table:table-row>
          <table:table-cell table:style-name="Tableau4.A1" office:value-type="string">
            <text:p text:style-name="P15">4</text:p>
          </table:table-cell>
          <table:table-cell table:style-name="Tableau4.A1" office:value-type="string">
            <text:p text:style-name="P15">8</text:p>
          </table:table-cell>
          <table:table-cell table:style-name="Tableau4.A1" office:value-type="string">
            <text:p text:style-name="P15">7</text:p>
          </table:table-cell>
          <table:table-cell table:style-name="Tableau4.A1" office:value-type="string">
            <text:p text:style-name="P15">12</text:p>
          </table:table-cell>
        </table:table-row>
      </table:table>
      <text:p text:style-name="P33"/>
      <text:p text:style-name="P48"><text:soft-page-break/>Tableau 2:</text:p>
      <text:p text:style-name="P33"/>
      <table:table table:name="Tableau5" table:style-name="Tableau5">
        <table:table-column table:style-name="Tableau5.A" table:number-columns-repeated="2"/>
        <table:table-row>
          <table:table-cell table:style-name="Tableau5.A1" office:value-type="string">
            <text:p text:style-name="P15">3</text:p>
          </table:table-cell>
          <table:table-cell table:style-name="Tableau5.A1" office:value-type="string">
            <text:p text:style-name="P15">6</text:p>
          </table:table-cell>
        </table:table-row>
      </table:table>
      <text:p text:style-name="P49">Le Schtroumpf sera : </text:p>
      <text:p text:style-name="P49">3 * 4 + 3 * 8 + 3 * 7 + 3 * 12 + 6 * 4 + 6 * 8 + 6 * 7 + 6 * 12 = 279</text:p>
      <text:p text:style-name="P36">corrigé:</text:p>
      <text:p text:style-name="P33"/>
      <text:p text:style-name="P37">Variables i, j, n1, n2, s en Numérique<text:line-break/>Tableaux t1, t2 en Numérique<text:line-break/>Debut</text:p>
      <text:p text:style-name="P32"><text:span text:style-name="Police_20_par_20_défaut"><text:span text:style-name="T19">s = 0<text:line-break/>Pour (i de 0 à n1 – 1)<text:line-break/>  Pour j (de 0 à n2 – 1)<text:line-break/>    s ← s+ t1(i) * t2(j)<text:line-break/>  j Suivant<text:line-break/>i Suivant<text:line-break/>Ecrire "Le schtroumpf est : ", s<text:line-break/>Fin</text:span></text:span></text:p>
      <text:p text:style-name="P11">Exercice38:</text:p>
      <text:p text:style-name="P52">Ecrivez un algorithme qui permette la saisie d’un nombre quelconque de valeurs, sur le principe de l’ex 6.8. Toutes les valeurs doivent être ensuite augmentées de 1, et le nouveau tableau sera affiché à l’écran</text:p>
      <text:p text:style-name="P36">corrigé:</text:p>
      <text:p text:style-name="P52"/>
      <text:p text:style-name="P60">Variables Nb, i en Numérique<text:line-break/>Tableau T en Numérique<text:line-break/>Debut<text:line-break/>Ecrire "Entrez le nombre de valeurs : "<text:line-break/>Lire Nb<text:line-break/>Redim T(Nb-1)<text:line-break/>Pour (i de 0 à Nb – 1)<text:line-break/>  Ecrire "Entrez le nombre n° ", i + 1<text:line-break/>  Lire T(i)<text:line-break/>i Suivant<text:line-break/>Ecrire "Nouveau tableau : "<text:line-break/>Pour ( i de 0 à Nb – 1)<text:line-break/>  T(i) =T(i) + 1<text:line-break/>  Ecrire T(i)<text:line-break/><text:soft-page-break/>i Suivant<text:line-break/>Fin</text:p>
      <text:p text:style-name="P52"/>
      <text:p text:style-name="P11">Exercice39:</text:p>
      <text:p text:style-name="P52">Ecrivez un algorithme permettant, toujours sur le même principe, à l’utilisateur de saisir un nombre déterminé de valeurs. Le programme, une fois la saisie terminée, renvoie la plus grande valeur en précisant quelle position elle occupe dans le tableau. On prendra soin d’effectuer la saisie dans un premier temps, et la recherche de la plus grande valeur du tableau dans un second temps.</text:p>
      <text:p text:style-name="P36">corrigé:</text:p>
      <text:p text:style-name="P52"/>
      <text:p text:style-name="P60"/>
      <text:p text:style-name="P58"><text:span text:style-name="Police_20_par_20_défaut"><text:span text:style-name="T19">Variables Nb, Nbpos, Nbneg en Numérique<text:line-break/>Tableau T() en Numérique</text:span></text:span><text:span text:style-name="Police_20_par_20_défaut"><text:span text:style-name="T13"><text:line-break/></text:span></text:span><text:span text:style-name="Police_20_par_20_défaut"><text:span text:style-name="T19">Debut<text:line-break/>Ecrire "Entrez le nombre de valeurs :"<text:line-break/>Lire Nb<text:line-break/>Redim T(Nb-1)<text:line-break/>Nbpos = 0<text:line-break/>Nbneg = 0<text:line-break/>Pour ( i de 0 à Nb – 1)<text:line-break/>  Ecrire "Entrez le nombre n° ", i + 1<text:line-break/>  Lire T(i)<text:line-break/>  Si T(i) &gt; 0 alors<text:line-break/>    Nbpos = Nbpos + 1<text:line-break/>  Sinon<text:line-break/>    Nbneg = Nbneg + 1<text:line-break/>  Fin si<text:line-break/>i Suivant<text:line-break/>Ecrire "Nombre de valeurs positives : ", Nbpos<text:line-break/>Ecrire "Nombre de valeurs négatives : ", Nbneg<text:line-break/>Fin</text:span></text:span></text:p>
      <text:p text:style-name="P52"/>
      <text:p text:style-name="P11">Exercice40:</text:p>
      <text:p text:style-name="P52">Toujours et encore sur le même principe, écrivez un algorithme permettant, à l’utilisateur de saisir les notes d'une classe. Le programme, une fois la saisie terminée, renvoie le nombre de ces notes supérieures à la moyenne de la classe.</text:p>
      <text:p text:style-name="P52"><text:soft-page-break/></text:p>
      <text:p text:style-name="P69"><text:span text:style-name="T1">Variables Nb, i, Som, Moy, Nbsup en Numérique<text:line-break/>Tableau T() en Numérique<text:line-break/>Debut<text:line-break/>Ecrire "Entrez le nombre de notes à saisir : "<text:line-break/>Lire Nb<text:line-break/>Redim T(Nb-1)<text:line-break/>Pour i ← 0 à Nb - 1<text:line-break/>  Ecrire "Entrez le nombre n° ", i + 1<text:line-break/>  Lire T(i)<text:line-break/>i Suivant<text:line-break/>Som ← 0<text:line-break/>Pour i ← 0 à Nb - 1<text:line-break/>  Som ← Som + T(i)<text:line-break/>i Suivant<text:line-break/>Moy ← Som / Nb<text:line-break/>NbSup ← 0<text:line-break/>Pour i ← 0 à Nb - 1<text:line-break/>  Si T(i) &gt; Moy Alors</text:span><text:line-break/><text:span text:style-name="T1">    NbSup ← NbSup + 1<text:line-break/>  FinSi<text:line-break/>i Suivant<text:line-break/>Ecrire NbSup, " élèves dépassent la moyenne de la classe"<text:line-break/>Fin</text:span></text:p>
      <text:p text:style-name="P7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inherit" svg:font-family="inherit"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olice_20_par_20_défaut" style:display-name="Police par défaut" style:family="text"/>
    <style:style style:name="ListLabel_20_1" style:display-name="ListLabel 1" style:family="text">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4pt" style:font-size-asian="14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4pt" style:font-size-asian="14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2.2$Linux_X86_64 LibreOffice_project/30$Build-2</meta:generator>
    <dc:title/>
    <meta:initial-creator>lenovo</meta:initial-creator>
    <meta:creation-date>2020-03-20T17:23:00Z</meta:creation-date>
    <dc:date>2020-03-20T19:11:53.644616152</dc:date>
    <meta:editing-cycles>5</meta:editing-cycles>
    <meta:editing-duration>PT22M42S</meta:editing-duration>
    <meta:document-statistic meta:table-count="5" meta:image-count="0" meta:object-count="0" meta:page-count="22" meta:paragraph-count="507" meta:word-count="3285" meta:character-count="18370" meta:non-whitespace-character-count="1482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tmp/mozilla_chaima0/algo2.odt/Normal.dotm"/>
  </office:meta>
</office:document-meta>
</file>